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4" style:family="table">
      <style:table-properties style:width="17.373cm" fo:margin-left="-0.36cm" fo:margin-right="-0.012cm" table:align="margins"/>
    </style:style>
    <style:style style:name="表24.A" style:family="table-column">
      <style:table-column-properties style:column-width="1.455cm" style:rel-column-width="5489*"/>
    </style:style>
    <style:style style:name="表24.B" style:family="table-column">
      <style:table-column-properties style:column-width="2.17cm" style:rel-column-width="8184*"/>
    </style:style>
    <style:style style:name="表24.C" style:family="table-column">
      <style:table-column-properties style:column-width="2.355cm" style:rel-column-width="8883*"/>
    </style:style>
    <style:style style:name="表24.D" style:family="table-column">
      <style:table-column-properties style:column-width="3.016cm" style:rel-column-width="11378*"/>
    </style:style>
    <style:style style:name="表24.E" style:family="table-column">
      <style:table-column-properties style:column-width="4.815cm" style:rel-column-width="18165*"/>
    </style:style>
    <style:style style:name="表24.F" style:family="table-column">
      <style:table-column-properties style:column-width="3.561cm" style:rel-column-width="13436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F1" style:family="table-cell" style:data-style-name="N0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none" fo:border-top="none" fo:border-bottom="0.002cm solid #000000"/>
    </style:style>
    <style:style style:name="表2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.A9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5" style:family="table">
      <style:table-properties style:width="17.013cm" fo:margin-left="0cm" fo:margin-right="-0.012cm" table:align="margins"/>
    </style:style>
    <style:style style:name="表25.A" style:family="table-column">
      <style:table-column-properties style:column-width="1.164cm" style:rel-column-width="4484*"/>
    </style:style>
    <style:style style:name="表25.B" style:family="table-column">
      <style:table-column-properties style:column-width="5.636cm" style:rel-column-width="21709*"/>
    </style:style>
    <style:style style:name="表25.C" style:family="table-column">
      <style:table-column-properties style:column-width="3.399cm" style:rel-column-width="13093*"/>
    </style:style>
    <style:style style:name="表25.D" style:family="table-column">
      <style:table-column-properties style:column-width="3.401cm" style:rel-column-width="13100*"/>
    </style:style>
    <style:style style:name="表25.E" style:family="table-column">
      <style:table-column-properties style:column-width="3.413cm" style:rel-column-width="13149*"/>
    </style:style>
    <style:style style:name="表2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5.E1" style:family="table-cell" style:data-style-name="N0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none" fo:border-top="none" fo:border-bottom="0.002cm solid #000000"/>
    </style:style>
    <style:style style:name="表2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6.357cm" fo:margin-left="0cm" fo:margin-right="0.644cm" table:align="margins" style:writing-mode="lr-tb"/>
    </style:style>
    <style:style style:name="表5.A" style:family="table-column">
      <style:table-column-properties style:column-width="1.214cm" style:rel-column-width="4862*"/>
    </style:style>
    <style:style style:name="表5.B" style:family="table-column">
      <style:table-column-properties style:column-width="3.203cm" style:rel-column-width="12834*"/>
    </style:style>
    <style:style style:name="表5.C" style:family="table-column">
      <style:table-column-properties style:column-width="11.94cm" style:rel-column-width="47839*"/>
    </style:style>
    <style:style style:name="表5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2.039cm" fo:margin-left="0cm" fo:margin-right="4.962cm" table:align="margins" style:writing-mode="lr-tb"/>
    </style:style>
    <style:style style:name="表2.A" style:family="table-column">
      <style:table-column-properties style:column-width="1.111cm" style:rel-column-width="6049*"/>
    </style:style>
    <style:style style:name="表2.B" style:family="table-column">
      <style:table-column-properties style:column-width="5.106cm" style:rel-column-width="27798*"/>
    </style:style>
    <style:style style:name="表2.C" style:family="table-column">
      <style:table-column-properties style:column-width="1.27cm" style:rel-column-width="6913*"/>
    </style:style>
    <style:style style:name="表2.D" style:family="table-column">
      <style:table-column-properties style:column-width="4.551cm" style:rel-column-width="24775*"/>
    </style:style>
    <style:style style:name="表2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D1" style:family="table-cell">
      <style:table-cell-properties fo:padding="0.097cm" fo:border="0.002cm solid #000000"/>
    </style:style>
    <style:style style:name="表2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background-color="transparent" fo:padding="0.097cm" fo:border="0.002cm solid #000000">
        <style:background-image/>
      </style:table-cell-properties>
    </style:style>
    <style:style style:name="表6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6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background-color="#ffff99" fo:padding="0.097cm" fo:border="0.002cm solid #000000">
        <style:background-image/>
      </style:table-cell-properties>
    </style:style>
    <style:style style:name="表3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3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4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6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7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8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9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language-asian="ja" style:country-asian="JP" style:font-size-complex="15pt"/>
    </style:style>
    <style:style style:name="P10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name-asian="Arial1" style:font-size-asian="15pt" style:font-style-asian="normal" style:font-weight-asian="normal" style:font-size-complex="15pt"/>
    </style:style>
    <style:style style:name="P1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transparent" style:font-size-asian="20pt" style:font-size-complex="20pt"/>
    </style:style>
    <style:style style:name="P12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#ffff00" style:font-size-asian="20pt" style:font-size-complex="20pt"/>
    </style:style>
    <style:style style:name="P13" style:family="paragraph" style:parent-style-name="Text_20_body">
      <style:paragraph-properties fo:margin-top="0cm" fo:margin-bottom="0cm" fo:line-height="138%" style:writing-mode="lr-tb"/>
    </style:style>
    <style:style style:name="P14" style:family="paragraph" style:parent-style-name="Standard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5" style:family="paragraph" style:parent-style-name="Table_20_Contents">
      <style:text-properties fo:font-size="15pt" style:font-size-asian="15pt" style:font-size-complex="15pt"/>
    </style:style>
    <style:style style:name="P16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17" style:family="paragraph" style:parent-style-name="Table_20_Contents">
      <style:text-properties fo:font-size="15pt" style:font-size-asian="15pt" style:language-asian="ja" style:country-asian="JP" style:font-size-complex="15pt"/>
    </style:style>
    <style:style style:name="P18" style:family="paragraph" style:parent-style-name="Table_20_Contents">
      <style:paragraph-properties fo:text-align="center" style:justify-single-word="false"/>
      <style:text-properties fo:font-size="15pt" style:font-size-asian="15pt" style:language-asian="ja" style:country-asian="JP" style:font-size-complex="15pt"/>
    </style:style>
    <style:style style:name="P19" style:family="paragraph" style:parent-style-name="Standard">
      <style:text-properties fo:font-weight="normal"/>
    </style:style>
    <style:style style:name="P20" style:family="paragraph" style:parent-style-name="Table_20_Contents">
      <style:paragraph-properties fo:background-color="transparent">
        <style:background-image/>
      </style:paragraph-properties>
      <style:text-properties fo:font-size="15pt" style:font-size-asian="15pt" style:font-size-complex="15pt"/>
    </style:style>
    <style:style style:name="P21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2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3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4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5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6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7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8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9" style:family="paragraph" style:parent-style-name="Text_20_body" style:list-style-name="L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0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1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2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3" style:family="paragraph" style:parent-style-name="Text_20_body" style:list-style-name="L1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4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5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6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7" style:family="paragraph" style:parent-style-name="Text_20_body" style:list-style-name="L1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8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9" style:family="paragraph" style:parent-style-name="Text_20_body" style:list-style-name="L1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0" style:family="paragraph" style:parent-style-name="Text_20_body" style:list-style-name="L1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1" style:family="paragraph" style:parent-style-name="Text_20_body" style:list-style-name="L2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2" style:family="paragraph" style:parent-style-name="Text_20_body" style:list-style-name="L2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3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4" style:family="paragraph" style:parent-style-name="Text_20_body" style:list-style-name="L2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5" style:family="paragraph" style:parent-style-name="Text_20_body" style:list-style-name="L2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6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7" style:family="paragraph" style:parent-style-name="Text_20_body" style:list-style-name="L2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8" style:family="paragraph" style:parent-style-name="Text_20_body" style:list-style-name="L2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9" style:family="paragraph" style:parent-style-name="Text_20_body" style:list-style-name="L3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0" style:family="paragraph" style:parent-style-name="Text_20_body" style:list-style-name="L3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2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53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54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55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56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57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58" style:family="paragraph" style:parent-style-name="Text_20_body" style:list-style-name="L1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59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0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1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2" style:family="paragraph" style:parent-style-name="Text_20_body" style:list-style-name="L1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3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4" style:family="paragraph" style:parent-style-name="Text_20_body" style:list-style-name="L1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5" style:family="paragraph" style:parent-style-name="Text_20_body" style:list-style-name="L1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6" style:family="paragraph" style:parent-style-name="Text_20_body" style:list-style-name="L2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7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8" style:family="paragraph" style:parent-style-name="Text_20_body" style:list-style-name="L2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9" style:family="paragraph" style:parent-style-name="Text_20_body" style:list-style-name="L2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0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1" style:family="paragraph" style:parent-style-name="Text_20_body" style:list-style-name="L2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2" style:family="paragraph" style:parent-style-name="Text_20_body" style:list-style-name="L2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3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language-asian="ja" style:country-asian="JP" style:font-size-complex="15pt"/>
    </style:style>
    <style:style style:name="P74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language-asian="ja" style:country-asian="JP" style:font-size-complex="15pt"/>
    </style:style>
    <style:style style:name="P75" style:family="paragraph" style:parent-style-name="Text_20_body" style:list-style-name="L2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language-asian="ja" style:country-asian="JP" style:font-size-complex="15pt"/>
    </style:style>
    <style:style style:name="P76" style:family="paragraph" style:parent-style-name="Text_20_body" style:list-style-name="L28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77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78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79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#ffff00" style:font-size-asian="20pt" style:font-size-complex="20pt"/>
    </style:style>
    <style:style style:name="P80" style:family="paragraph" style:parent-style-name="Table_20_Contents" style:list-style-name="L29">
      <style:text-properties fo:font-size="15pt" style:font-size-asian="15pt" style:font-size-complex="15pt"/>
    </style:style>
    <style:style style:name="T1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T3" style:family="text">
      <style:text-properties style:text-position="super 58%" style:language-asian="ja" style:country-asian="JP"/>
    </style:style>
    <style:style style:name="T4" style:family="text">
      <style:text-properties fo:font-size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style:language-asian="ja" style:country-asian="JP"/>
    </style:style>
    <style:style style:name="T7" style:family="text">
      <style:text-properties style:language-asian="ja" style:country-asian="JP"/>
    </style:style>
    <style:style style:name="T8" style:family="text">
      <style:text-properties style:font-size-asian="14pt"/>
    </style:style>
    <style:style style:name="T9" style:family="text">
      <style:text-properties style:font-name="Arial1" fo:font-size="17pt" fo:font-style="normal" fo:font-weight="normal" style:font-size-asian="17pt" style:font-size-complex="17pt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24" table:style-name="表24">
        <table:table-column table:style-name="表24.A"/>
        <table:table-column table:style-name="表24.B"/>
        <table:table-column table:style-name="表24.C"/>
        <table:table-column table:style-name="表24.D"/>
        <table:table-column table:style-name="表24.E"/>
        <table:table-column table:style-name="表24.F"/>
        <table:table-row>
          <table:table-cell table:style-name="表24.A1" office:value-type="string">
            <text:p text:style-name="Table_20_Contents">week</text:p>
          </table:table-cell>
          <table:table-cell table:style-name="表24.B1" office:value-type="float" office:value="1">
            <text:p text:style-name="Table_20_Contents">1</text:p>
          </table:table-cell>
          <table:table-cell table:style-name="表24.B1" office:value-type="float" office:value="2">
            <text:p text:style-name="Table_20_Contents">2</text:p>
          </table:table-cell>
          <table:table-cell table:style-name="表24.B1" office:value-type="float" office:value="3">
            <text:p text:style-name="Table_20_Contents">3</text:p>
          </table:table-cell>
          <table:table-cell table:style-name="表24.B1" office:value-type="float" office:value="4">
            <text:p text:style-name="Table_20_Contents">4</text:p>
          </table:table-cell>
          <table:table-cell table:style-name="表24.F1" office:value-type="float" office:value="5">
            <text:p text:style-name="Table_20_Contents">5</text:p>
          </table:table-cell>
        </table:table-row>
        <table:table-row>
          <table:table-cell table:style-name="表24.A2" office:value-type="string">
            <text:p text:style-name="Table_20_Contents">m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u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w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h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f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a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n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9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</table:table>
      <text:p text:style-name="P19"/>
      <text:p text:style-name="P19">9</text:p>
      <table:table table:name="表25" table:style-name="表25">
        <table:table-column table:style-name="表25.A"/>
        <table:table-column table:style-name="表25.B"/>
        <table:table-column table:style-name="表25.C"/>
        <table:table-column table:style-name="表25.D"/>
        <table:table-column table:style-name="表25.E"/>
        <table:table-row>
          <table:table-cell table:style-name="表25.A1">
            <text:p text:style-name="Table_20_Contents"/>
          </table:table-cell>
          <table:table-cell table:style-name="表25.A1" office:value-type="float" office:value="1">
            <text:p text:style-name="Table_20_Contents">1</text:p>
          </table:table-cell>
          <table:table-cell table:style-name="表25.A1" office:value-type="float" office:value="2">
            <text:p text:style-name="Table_20_Contents">2</text:p>
          </table:table-cell>
          <table:table-cell table:style-name="表25.A1" office:value-type="float" office:value="3">
            <text:p text:style-name="Table_20_Contents">3</text:p>
          </table:table-cell>
          <table:table-cell table:style-name="表25.E1" office:value-type="float" office:value="4">
            <text:p text:style-name="Table_20_Contents">4</text:p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>aaa</text:p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</table:table>
      <text:p text:style-name="P19"/>
      <text:p text:style-name="P11"/>
      <text:p text:style-name="P1">------------------------------------------------------------</text:p>
      <text:p text:style-name="P2"/>
      <text:p text:style-name="P12"/>
      <text:p text:style-name="P5">[XXX] </text:p>
      <text:p text:style-name="P8">myself / diary / 20200606_103436</text:p>
      <text:p text:style-name="P8"/>
      <text:list xml:id="list5424954370959612903" text:style-name="L1">
        <text:list-item>
          <text:p text:style-name="P22">먹이주기</text:p>
          <text:list>
            <text:list-item>
              <text:p text:style-name="P22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52">먼저, 크로가 왔다. 지상에서 데굴데굴을 하고 있었을 때 미케가 왔다.</text:p>
            </text:list-item>
            <text:list-item>
              <text:p text:style-name="P52">이 번은 두 마리 모구, 동시에, 허리 문질러 을 했다.</text:p>
            </text:list-item>
            <text:list-item>
              <text:p text:style-name="P52">교대로 했다. 미케가 해달라고 와서도, 크로의 문질러 을 계속했다.</text:p>
            </text:list-item>
          </text:list>
        </text:list-item>
        <text:list-item>
          <text:p text:style-name="P22">신체</text:p>
          <text:list>
            <text:list-item>
              <text:p text:style-name="P22">오른쪽의 좌골<text:span text:style-name="T7">「坐骨</text:span>. 통증<text:span text:style-name="T7">「疼痛</text:span>은 계속한다.</text:p>
            </text:list-item>
            <text:list-item>
              <text:p text:style-name="P22"><text:soft-page-break/>정강이를 위한 문질러. 또한 계속한다.</text:p>
            </text:list-item>
          </text:list>
        </text:list-item>
        <text:list-item>
          <text:p text:style-name="P22">음악</text:p>
          <text:list>
            <text:list-item>
              <text:p text:style-name="P22">동영상을 다시 몇번 찍었다. 我再次拍pai1摄she4了视频。</text:p>
            </text:list-item>
            <text:list-item>
              <text:p text:style-name="P22">튜토리얼 비디오. 새로운 걸 찾아 냈다. 이 건에서는 흑인의 사람이 발표자를 하고 있어. 黑人是主持人</text:p>
            </text:list-item>
          </text:list>
        </text:list-item>
      </text:list>
      <text:p text:style-name="P7"/>
      <text:p text:style-name="P5">[/ XXX] 20200606_105753</text:p>
      <text:p text:style-name="P2"/>
      <text:p text:style-name="P12"/>
      <text:p text:style-name="P5">[XXX] </text:p>
      <text:p text:style-name="P8">myself / diary / 20200607_120925</text:p>
      <text:p text:style-name="P8"/>
      <text:list xml:id="list3112241515355275101" text:style-name="L2">
        <text:list-item>
          <text:p text:style-name="P23">먹이주기</text:p>
          <text:list>
            <text:list-item>
              <text:p text:style-name="P23"><text:span text:style-name="T8">돈 </text:span><text:span text:style-name="T4">~ / </text:span><text:span text:style-name="T8">류 +</text:span><text:span text:style-name="T4"> / 두 </text:span><text:span text:style-name="T8">마리 </text:span><text:span text:style-name="T4">+</text:span></text:p>
            </text:list-item>
            <text:list-item>
              <text:p text:style-name="P23"><text:span text:style-name="T4">류가 왔다. 옹벽 아래에 도착하면, 자신에게서 보고, 돌출 울타리의 앞에 고양이의 그림자가 있어. </text:span><text:span text:style-name="T6">影</text:span></text:p>
              <text:list>
                <text:list-item>
                  <text:p text:style-name="P73">그 모양「形状에서 판단하여, 처음에는 미케라고 생각했다.</text:p>
                </text:list-item>
                <text:list-item>
                  <text:p text:style-name="P73">그러나, 미케와 비해, 머리가 더 크다. </text:p>
                </text:list-item>
                <text:list-item>
                  <text:p text:style-name="P73">그래서 류이라고 알려졌다.</text:p>
                </text:list-item>
              </text:list>
            </text:list-item>
          </text:list>
        </text:list-item>
        <text:list-item>
          <text:p text:style-name="P23">신체</text:p>
        </text:list-item>
        <text:list-item>
          <text:p text:style-name="P23">음악</text:p>
        </text:list-item>
        <text:list-item>
          <text:p text:style-name="P23">기타</text:p>
          <text:list>
            <text:list-item>
              <text:p text:style-name="P23">이런 멜로디를 어제는 했던 것이지만, 昨日はやっていたのだが</text:p>
            </text:list-item>
            <text:list-item>
              <text:p text:style-name="P23">더우기 그 속편으로 <text:s/>さらに、その続編として</text:p>
            </text:list-item>
            <text:list-item>
              <text:p text:style-name="P23">이런구나. このようなんだ。</text:p>
            </text:list-item>
            <text:list-item>
              <text:p text:style-name="P23">그리고, 더우기 발전 시키면 そして、さらに発展させると</text:p>
            </text:list-item>
            <text:list-item>
              <text:p text:style-name="P23">그러자 이렇게 됩니다. すると、このようになります。</text:p>
            </text:list-item>
            <text:list-item>
              <text:p text:style-name="P23">이 발전은 아직 잘 모른다. この発展はまだ知らない。</text:p>
            </text:list-item>
            <text:list-item>
              <text:p text:style-name="P23">어쨌든, 이 번에는 いずれにせよ、この度は</text:p>
            </text:list-item>
            <text:list-item>
              <text:p text:style-name="P23">이 기본인 D에서 시작하여 この基本のDから始めて</text:p>
            </text:list-item>
            <text:list-item>
              <text:p text:style-name="P23">C를 위해 기본인 A Cのために基本であるA</text:p>
            </text:list-item>
            <text:list-item>
              <text:p text:style-name="P23">좌우, 다른 리듬으로 左右、他のリズムで</text:p>
            </text:list-item>
            <text:list-item>
              <text:p text:style-name="P23"><text:soft-page-break/>메이저 세븐에 맞는 건 무엇인가 하면, メジャーセブンに合ったものは何かというと、</text:p>
            </text:list-item>
            <text:list-item>
              <text:p text:style-name="P23">뭐, 이런 것이구나. まあ、こういうことだ。</text:p>
            </text:list-item>
            <text:list-item>
              <text:p text:style-name="P23">곡의 키를 변경한다는 연습곡. 曲のキーを変更する練習曲。</text:p>
            </text:list-item>
            <text:list-item>
              <text:p text:style-name="P23">처음에 하고 있었던 건 이것. 最初にしていたのはこれ。</text:p>
            </text:list-item>
            <text:list-item>
              <text:p text:style-name="P23">이른바 "1-2-6" 라고 하는 것. いわゆる「1-2-6」ということ。</text:p>
            </text:list-item>
            <text:list-item>
              <text:p text:style-name="P23">이런 곡도 있구나. このような曲もあるんだ。</text:p>
            </text:list-item>
            <text:list-item>
              <text:p text:style-name="P23">키를 잠정적으로 D로 하고, キーを暫定的にDとし、</text:p>
            </text:list-item>
            <text:list-item>
              <text:p text:style-name="P23"><text:s text:c="2"/>2와 7을 뽑습니다. ２と７を抜きます。</text:p>
            </text:list-item>
            <text:list-item>
              <text:p text:style-name="P23"/>
            </text:list-item>
            <text:list-item>
              <text:p text:style-name="P23">자신이 그 때 하고 있는 걸 그 장소에 두고 버리고, 自分がその時していることをその場所に置いてしまって、</text:p>
            </text:list-item>
            <text:list-item>
              <text:p text:style-name="P23"><text:s text:c="2"/>그 사람들의 흉내를 시작하고 버린다. それらの人々の真似を始めてしまう。</text:p>
            </text:list-item>
            <text:list-item>
              <text:p text:style-name="P23"><text:s text:c="2"/>그것이 고통의 시작. それ苦痛の始まり。</text:p>
            </text:list-item>
            <text:list-item>
              <text:p text:style-name="P23"><text:s text:c="2"/>그리고 동요를 억제 하려고 そして動揺を抑制しようと</text:p>
            </text:list-item>
            <text:list-item>
              <text:p text:style-name="P23"><text:s text:c="2"/>그 사람들을 공격하기 시작한다. それらの人々を攻撃し始める。</text:p>
            </text:list-item>
            <text:list-item>
              <text:p text:style-name="P23"><text:s text:c="2"/>정말 필요한 건, 즉, <text:s/>그 고통에서 빠져 나오기 위해 필요한 건, 本当に必要なのは、つまり、その苦しみから抜け出すために必要なのは、</text:p>
            </text:list-item>
            <text:list-item>
              <text:p text:style-name="P23"><text:s text:c="2"/>그 자리에서 자신에게 전달하기. その場で自分に伝達する。</text:p>
            </text:list-item>
            <text:list-item>
              <text:p text:style-name="P23"><text:s text:c="2"/>뭘? <text:s/>자신 안의 소중한 것에 종사하십시오. 何？自分の中の大切な事に取り組むしてください。</text:p>
            </text:list-item>
            <text:list-item>
              <text:p text:style-name="P23"><text:s text:c="2"/>그 소중한 걸 키우세요. その貴重なもの育ててください。</text:p>
            </text:list-item>
            <text:list-item>
              <text:p text:style-name="P23"><text:s text:c="2"/>그 소중한 걸 중심으로 빛이 퍼져갑니다. その貴重なものを中心に光が広がっていきます。</text:p>
            </text:list-item>
            <text:list-item>
              <text:p text:style-name="P23"><text:s text:c="2"/>誰かに、縋り付こうとする。</text:p>
            </text:list-item>
            <text:list-item>
              <text:p text:style-name="P23"><text:s text:c="2"/>그 걸 놓아, 이 걸 자라게 하십시오. let it go and let this grow.</text:p>
            </text:list-item>
            <text:list-item>
              <text:p text:style-name="P23"><text:s text:c="2"/><text:tab/>어떤 영화를 보는지, <text:s/>어떤 음악을 들을까, どんな映画を見るか、どんな音楽を聴くか</text:p>
            </text:list-item>
            <text:list-item>
              <text:p text:style-name="P23"><text:tab/>어디에 눈을 작정할까, 어디에는 향하지 않도록 할까, <text:s/>어디에서 분리 시킬까. どこに目を向けるか、どこには向かないようにするか、どこから分離させるか。</text:p>
            </text:list-item>
            <text:list-item>
              <text:p text:style-name="P23"><text:tab/>어떤 사람과 자신은 동일하고 결정 하는가? 어떤 사람과는 다르다라고 할까? どんな人と、自分は同じであると、定めるか。どんな人とは、違うと定めるか。</text:p>
            </text:list-item>
            <text:list-item>
              <text:p text:style-name="P23"><text:soft-page-break/><text:tab/></text:p>
            </text:list-item>
          </text:list>
        </text:list-item>
      </text:list>
      <text:p text:style-name="P7"/>
      <text:p text:style-name="P5">[/ XXX] 20200607_131855</text:p>
      <text:p text:style-name="P2"/>
      <text:p text:style-name="P12"/>
      <text:p text:style-name="P2"/>
      <text:p text:style-name="P5">[XXX] </text:p>
      <text:p text:style-name="P8">myself / diary / 20200608_110148</text:p>
      <text:p text:style-name="P8"/>
      <text:list xml:id="list4197522416778693562" text:style-name="L3">
        <text:list-item>
          <text:p text:style-name="P24">먹이주기</text:p>
          <text:list>
            <text:list-item>
              <text:p text:style-name="P24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53">류는 오지 않았다.</text:p>
            </text:list-item>
            <text:list-item>
              <text:p text:style-name="P24"><text:span text:style-name="T4">미케는 다시 나중에 왔다. 계단</text:span><text:span text:style-name="T6">「階段</text:span><text:span text:style-name="T4"> 근처에서 옹벽 위를</text:span><text:span text:style-name="T6"> 돌출 울타리에게 걸어「歩いて 온다. "냐아냐아" 라고 자꾸「しきりに 운다「鳴く.</text:span></text:p>
            </text:list-item>
          </text:list>
        </text:list-item>
        <text:list-item>
          <text:p text:style-name="P24">신체</text:p>
        </text:list-item>
        <text:list-item>
          <text:p text:style-name="P24">음악</text:p>
        </text:list-item>
        <text:list-item>
          <text:p text:style-name="P24">기타</text:p>
          <text:list>
            <text:list-item>
              <text:p text:style-name="P24">한국어로 자유작문을 쓰고 있었다.</text:p>
            </text:list-item>
            <text:list-item>
              <text:p text:style-name="P24">쓰고 있을 때, 그리고, 쓴 직후에는 참으로 상당히 많이 썼다라고 느꼈지만, <text:s/>書いているとき、そして、書いた直後は、随分とたくさん書いたな、と感じた。</text:p>
            </text:list-item>
            <text:list-item>
              <text:p text:style-name="P24">그러나, 아까 다시 읽어 보니, 그렇지도 않았다. さっき、読み返してみたら、そうでもなかった。</text:p>
            </text:list-item>
          </text:list>
        </text:list-item>
        <text:list-item>
          <text:p text:style-name="P24">자유작문</text:p>
          <text:list>
            <text:list-item>
              <text:p text:style-name="P24">C, D, E로 올라간다. C、D、Eと、上がっていく。</text:p>
            </text:list-item>
            <text:list-item>
              <text:p text:style-name="P24">C에서 D로 올라간다.</text:p>
            </text:list-item>
            <text:list-item>
              <text:p text:style-name="P24">처음의 녹음인데, 初めての録音なのですが、</text:p>
            </text:list-item>
            <text:list-item>
              <text:p text:style-name="P24">앨범의 두 번째의 곡으로 하자. アルバムの、２番目の曲にしよう。</text:p>
            </text:list-item>
            <text:list-item>
              <text:p text:style-name="P24">음, 예에 따라, 언제나처럼, 지금까지와 마찬가지로, 전회와 같이 <text:s/>まあ、例によって、いつものように、これまでと同様に、これまでと同じく、前回と同じく、</text:p>
            </text:list-item>
            <text:list-item>
              <text:p text:style-name="P24">마이너 세븐 외에 무엇이 있는가라고 찾고 있었지만, <text:s/>マイナーセブンの<text:soft-page-break/>他に、何があるかなと、探していたのですが、</text:p>
            </text:list-item>
            <text:list-item>
              <text:p text:style-name="P24">C는 이런 느낌이다. Cは、こんな感じです。</text:p>
            </text:list-item>
            <text:list-item>
              <text:p text:style-name="P24">G는 어때 라고 하면, Gはどうだ、と言うと、</text:p>
            </text:list-item>
            <text:list-item>
              <text:p text:style-name="P24"/>
            </text:list-item>
            <text:list-item>
              <text:p text:style-name="P24"/>
            </text:list-item>
            <text:list-item>
              <text:p text:style-name="P24"/>
            </text:list-item>
            <text:list-item>
              <text:p text:style-name="P24">우리는 <text:s/>원래 머리가 좋다. 私たちは、皆、元々、頭がいいです。</text:p>
            </text:list-item>
            <text:list-item>
              <text:p text:style-name="P24">더 자세히 하면, もっと細かく言うと、</text:p>
            </text:list-item>
            <text:list-item>
              <text:p text:style-name="P24">우리의 뇌는 원래 좋다.</text:p>
            </text:list-item>
            <text:list-item>
              <text:p text:style-name="P24">아마 어딘가에서 들은 이야기 겠지만, 多分、どこかで聞いた話でしょうが、</text:p>
            </text:list-item>
            <text:list-item>
              <text:p text:style-name="P24">머리에는 원래 "좋다" 라든가 "나쁘다" 라고 하는 건 아니고, <text:s/>頭には、「いい」だの、「悪い」だのはなくて、</text:p>
            </text:list-item>
            <text:list-item>
              <text:p text:style-name="P24">그러한 건 원래 아니고, そういうものは、元々はなくて、</text:p>
            </text:list-item>
            <text:list-item>
              <text:p text:style-name="P24">"학교" 라는 곳에 가면, 이것 저것 들어, 그렇게 생각하게 되어 버린다. 学校という場所に行くと、あれこれ言われて、そう思わされてしまう。</text:p>
            </text:list-item>
            <text:list-item>
              <text:p text:style-name="P24">쓰레기 糞</text:p>
            </text:list-item>
          </text:list>
        </text:list-item>
      </text:list>
      <text:p text:style-name="P7"/>
      <text:p text:style-name="P5">[/ XXX] 20200608_113756</text:p>
      <text:p text:style-name="P2"/>
      <text:p text:style-name="P12"/>
      <text:p text:style-name="P5">[XXX] </text:p>
      <text:p text:style-name="P8">myself / diary / 20200609_214025</text:p>
      <text:p text:style-name="P8"/>
      <text:list xml:id="list4670962857868094243" text:style-name="L4">
        <text:list-item>
          <text:p text:style-name="P25">먹이주기</text:p>
          <text:list>
            <text:list-item>
              <text:p text:style-name="P25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5"><text:span text:style-name="T4">미케는 자신으로 지상에 뒹굴어</text:span><text:span text:style-name="T6">「寝転がって</text:span><text:span text:style-name="T4"> 있어. 뒹굴어 후 배</text:span><text:span text:style-name="T6">「腹</text:span><text:span text:style-name="T4">를 쓰다듬어</text:span><text:span text:style-name="T6">「撫でて</text:span><text:span text:style-name="T4"> 했다. 그러자, 허리</text:span><text:span text:style-name="T6">「背中</text:span><text:span text:style-name="T4">를 아래로 하여, 더우기 뒹굴어 했다. 이러한 몸짓</text:span><text:span text:style-name="T6">「仕草</text:span><text:span text:style-name="T4">은 처음의 것이다.</text:span></text:p>
            </text:list-item>
          </text:list>
        </text:list-item>
        <text:list-item>
          <text:p text:style-name="P25">신체</text:p>
        </text:list-item>
        <text:list-item>
          <text:p text:style-name="P25">음악</text:p>
        </text:list-item>
        <text:list-item>
          <text:p text:style-name="P25">기타</text:p>
        </text:list-item>
        <text:list-item>
          <text:p text:style-name="P25"><text:soft-page-break/>자유작문</text:p>
          <text:list>
            <text:list-item>
              <text:p text:style-name="P25">오늘 밤. 저녁 식사의 준비. 할 일을 각각, 하나 하나, 메모에 기록했다. </text:p>
              <text:list>
                <text:list-item>
                  <text:p text:style-name="P25">포인트는, 모두를 쓰려고는<text:span text:style-name="T7">「書こうとは</text:span> 하지 않고<text:span text:style-name="T7">「せずに</text:span>, 그 자리에서<text:span text:style-name="T7">「その場で</text:span> 생각 나오는<text:span text:style-name="T7">「考え出てくる</text:span> 것 3 개 만을, 쓸 것이다.</text:p>
                </text:list-item>
              </text:list>
            </text:list-item>
          </text:list>
        </text:list-item>
      </text:list>
      <text:p text:style-name="P7"/>
      <text:p text:style-name="P5">[/ XXX] 20200609_215520</text:p>
      <text:p text:style-name="P12"/>
      <text:p text:style-name="P5">[XXX] </text:p>
      <text:p text:style-name="P8">myself / diary / XXX</text:p>
      <text:p text:style-name="P8"/>
      <text:list xml:id="list8529937236996264907" text:style-name="L5">
        <text:list-item>
          <text:p text:style-name="P26">먹이주기</text:p>
          <text:list>
            <text:list-item>
              <text:p text:style-name="P26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6"><text:span text:style-name="T4">미케. 어제도 다시 지상으로 뒹굴어했다. / 그제</text:span><text:span text:style-name="T6">「一昨日</text:span><text:span text:style-name="T4">와 다른 점은 쓰다듬어 있는 내 손을 전후</text:span><text:span text:style-name="T6">「前後</text:span><text:span text:style-name="T4">의 다리로 잡고</text:span><text:span text:style-name="T6">「掴んで 씹고 하려고 한다. / 아마도「おそらく, 장난하는「いたずらする 것이다.</text:span><text:span text:style-name="T4"> </text:span></text:p>
            </text:list-item>
          </text:list>
        </text:list-item>
        <text:list-item>
          <text:p text:style-name="P26">신체</text:p>
        </text:list-item>
        <text:list-item>
          <text:p text:style-name="P26">음악</text:p>
        </text:list-item>
        <text:list-item>
          <text:p text:style-name="P26">기타</text:p>
        </text:list-item>
        <text:list-item>
          <text:p text:style-name="P26">자유작문</text:p>
          <text:list>
            <text:list-item>
              <text:p text:style-name="P26">"실수 없도록게 연주한다" 라는 나에게는 무리이다. 間違いがないように弾く。というのは、私には、無理だ</text:p>
            </text:list-item>
            <text:list-item>
              <text:p text:style-name="P26">연습의 목표. 練習の目標</text:p>
            </text:list-item>
            <text:list-item>
              <text:p text:style-name="P26">거친 형태를 명백하게 한다. 大まかな形を、明らかにする。</text:p>
            </text:list-item>
            <text:list-item>
              <text:p text:style-name="P26">즉흥적 소리를 붙이거나, 또는, 제외하거나 하면서, 即興の音を、つけたり、あるいは、除いたりしながら、</text:p>
            </text:list-item>
            <text:list-item>
              <text:p text:style-name="P26">연주 때는 그 거친 형태를 기본으로 하여, 演奏の時には、その大まかな形を基にして、</text:p>
            </text:list-item>
            <text:list-item>
              <text:p text:style-name="P26">러시아어</text:p>
              <text:list>
                <text:list-item>
                  <text:p text:style-name="P26">рядом с[next-to моим домом, есть парк. там живут бездомые кошки.</text:p>
                </text:list-item>
                <text:list-item>
                  <text:p text:style-name="P26">каждую ночь, я хожу в парк.</text:p>
                </text:list-item>
                <text:list-item>
                  <text:p text:style-name="P26">я даю им еду[food.</text:p>
                </text:list-item>
              </text:list>
            </text:list-item>
            <text:list-item>
              <text:p text:style-name="P26">汉语</text:p>
              <text:list>
                <text:list-item>
                  <text:p text:style-name="P26">昨天呀， 我睡到中午。最初，我起床得大概6点。 / 我去下楼，<text:soft-page-break/>洗了脸，在厨房准备了饮料。我上楼，去我的房间<text:span text:style-name="T7">。</text:span></text:p>
                </text:list-item>
                <text:list-item>
                  <text:p text:style-name="P26">到了房间里啊，我的脑子觉得不好，有点重。我决定再次入睡shui4。</text:p>
                </text:list-item>
              </text:list>
            </text:list-item>
            <text:list-item>
              <text:p text:style-name="P26">język polski</text:p>
              <text:list>
                <text:list-item>
                  <text:p text:style-name="P26">napisać tylko kilka zdań[sentences. takie małe działanie, to może mieć znaczenie[중요성., lub mieć różnica[차이?</text:p>
                </text:list-item>
              </text:list>
            </text:list-item>
          </text:list>
        </text:list-item>
      </text:list>
      <text:p text:style-name="P7"/>
      <text:p text:style-name="P5">[/ XXX] 20200610_110145</text:p>
      <text:p text:style-name="P2"/>
      <text:p text:style-name="P12"/>
      <text:p text:style-name="P5">[XXX] </text:p>
      <text:p text:style-name="P8">myself / diary / 20200614_104906</text:p>
      <text:p text:style-name="P8"/>
      <text:list xml:id="list3595794470122415959" text:style-name="L6">
        <text:list-item>
          <text:p text:style-name="P27">먹이주기</text:p>
          <text:list>
            <text:list-item>
              <text:p text:style-name="P27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7"><text:span text:style-name="T4">전일은 맑은 있었지만, 이 날은 이슬비</text:span><text:span text:style-name="T6">「小雨</text:span><text:span text:style-name="T4">가 내리고 있어.</text:span></text:p>
            </text:list-item>
            <text:list-item>
              <text:p text:style-name="P54">두 마리 모두 울타리 안쪽에 있어.</text:p>
            </text:list-item>
            <text:list-item>
              <text:p text:style-name="P27"><text:span text:style-name="T4">페이스트의 미끼</text:span><text:span text:style-name="T6">「餌</text:span><text:span text:style-name="T4">를 울타리의 그물망</text:span><text:span text:style-name="T6">「網目</text:span><text:span text:style-name="T4"> 사이에 넣고</text:span><text:span text:style-name="T6">「入れて</text:span><text:span text:style-name="T4">, 내용물을 짜내어</text:span><text:span text:style-name="T6">「絞り出して</text:span><text:span text:style-name="T4">, 지상에 떨어 뜨립</text:span><text:span text:style-name="T6">「落とす</text:span><text:span text:style-name="T4">니다.</text:span></text:p>
            </text:list-item>
          </text:list>
        </text:list-item>
        <text:list-item>
          <text:p text:style-name="P27">신체</text:p>
        </text:list-item>
        <text:list-item>
          <text:p text:style-name="P27">음악</text:p>
        </text:list-item>
        <text:list-item>
          <text:p text:style-name="P27">기타</text:p>
        </text:list-item>
        <text:list-item>
          <text:p text:style-name="P27">자유작문</text:p>
          <text:list>
            <text:list-item>
              <text:p text:style-name="P27">사람에게는 각각 보이는 것과 보이지 않는 것이 있다. 그런 것일까. 人には、それぞれ、見えるものと、見えないものがある。そういうことかな。]12:57:12</text:p>
              <text:list>
                <text:list-item>
                  <text:p text:style-name="P27">혼잣말은 즐겁다. 独り言は、楽しい。 왜 그럴까요? 何故か？ 아마도, 자신이 말하고 싶은 걸 말할 수 있기 때문이에요. </text:p>
                </text:list-item>
                <text:list-item>
                  <text:p text:style-name="P27">그렇지는 해도, 타인과의 대화에서는 他人との会話では、</text:p>
                </text:list-item>
                <text:list-item>
                  <text:p text:style-name="P27">예기하지 않는 것이 나옵니다. 그런 사건이 상쾌합니다. 爽快です</text:p>
                </text:list-item>
              </text:list>
            </text:list-item>
            <text:list-item>
              <text:p text:style-name="P27">у меня болит[hurts талия[허리.</text:p>
              <text:list>
                <text:list-item>
                  <text:p text:style-name="P27">я пишу дневник[일기.</text:p>
                </text:list-item>
                <text:list-item>
                  <text:p text:style-name="P27">сегодня дождливо. 비가 내리고 있어.</text:p>
                </text:list-item>
              </text:list>
            </text:list-item>
          </text:list>
        </text:list-item>
      </text:list>
      <text:p text:style-name="P7"><text:soft-page-break/></text:p>
      <text:p text:style-name="P5">[/ XXX] 20200614_111025</text:p>
      <text:p text:style-name="P2"/>
      <text:p text:style-name="P12"/>
      <text:p text:style-name="P5">[XXX] </text:p>
      <text:p text:style-name="P8">myself / diary / 20200615_114237</text:p>
      <text:p text:style-name="P8"/>
      <text:list xml:id="list1230569072181155046" text:style-name="L7">
        <text:list-item>
          <text:p text:style-name="P28">먹이주기</text:p>
          <text:list>
            <text:list-item>
              <text:p text:style-name="P28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8"><text:span text:style-name="T4">크로 : 언제나처럼, 겨드랑이</text:span><text:span text:style-name="T6">「脇</text:span><text:span text:style-name="T4">를 안고</text:span><text:span text:style-name="T6">「抱えて</text:span><text:span text:style-name="T4">, 무릎</text:span><text:span text:style-name="T6">「膝</text:span><text:span text:style-name="T4"> 위에 놓으려고 했다.</text:span></text:p>
              <text:list>
                <text:list-item>
                  <text:p text:style-name="P74">그러자「すると, "휴" 라고 으르렁「唸り声을 거렸다「立てた.</text:p>
                </text:list-item>
                <text:list-item>
                  <text:p text:style-name="P74">그리고, 보도에 통하있는 계단의 반대편에 가서 버렸다.</text:p>
                </text:list-item>
              </text:list>
            </text:list-item>
          </text:list>
        </text:list-item>
        <text:list-item>
          <text:p text:style-name="P28">자유작문</text:p>
          <text:list>
            <text:list-item>
              <text:p text:style-name="P28">у меня болит[아프다 талия[허리.</text:p>
            </text:list-item>
            <text:list-item>
              <text:p text:style-name="P28"/>
            </text:list-item>
          </text:list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15_175640</text:p>
      <text:p text:style-name="P8"/>
      <text:list xml:id="list3684461272093758418" text:style-name="L8">
        <text:list-item>
          <text:p text:style-name="P29">기타</text:p>
          <text:list>
            <text:list-item>
              <text:p text:style-name="P29">나에게 적합한<text:span text:style-name="T7">「適切な</text:span> 직업<text:span text:style-name="T7">「職業</text:span>은 무엇일까?</text:p>
            </text:list-item>
            <text:list-item>
              <text:p text:style-name="P29">어떤 직업이 나는 적합한 것일까?</text:p>
            </text:list-item>
            <text:list-item>
              <text:p text:style-name="P29">편의점의 접객<text:span text:style-name="T7">「接客</text:span>이라는 일. 적합하지 않는다.</text:p>
            </text:list-item>
            <text:list-item>
              <text:p text:style-name="P29">뭔가를 만들어, 그 만든 걸 판매함.</text:p>
            </text:list-item>
            <text:list-item>
              <text:p text:style-name="P29">따라서, 이상적은 일은, 자신의 집에 틀어 박혀<text:span text:style-name="T7">「引きこもって</text:span>, 뭔가 작품을 만들 일.</text:p>
            </text:list-item>
            <text:list-item>
              <text:p text:style-name="P29"><text:soft-page-break/>예를 들어, 돈의 수지<text:span text:style-name="T7">「収支</text:span>가 플러스가 되는 같은<text:span text:style-name="T7">「なるような</text:span> 프로그램을 만든다. 그런 일.</text:p>
            </text:list-item>
          </text:list>
        </text:list-item>
        <text:list-item>
          <text:p text:style-name="P29">자유작문</text:p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<text:span text:style-name="T9">20200616_100431</text:span></text:p>
      <text:p text:style-name="P8"/>
      <text:list xml:id="list333256299902113499" text:style-name="L9">
        <text:list-item>
          <text:p text:style-name="P30">먹이주기</text:p>
          <text:list>
            <text:list-item>
              <text:p text:style-name="P30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30"><text:span text:style-name="T4">크로는 내려오지 않는다. 돌출 울타리 바로 옆</text:span><text:span text:style-name="T6">「横</text:span><text:span text:style-name="T4">에 머문</text:span><text:span text:style-name="T6">「留まった</text:span><text:span text:style-name="T4"> 채</text:span><text:span text:style-name="T6">「まま</text:span><text:span text:style-name="T4">, 불러도</text:span><text:span text:style-name="T6">「呼んでも</text:span><text:span text:style-name="T4"> 움직이지 않는다</text:span><text:span text:style-name="T6">「動かない</text:span><text:span text:style-name="T4">.</text:span></text:p>
            </text:list-item>
            <text:list-item>
              <text:p text:style-name="P55">먹이를 주면, 먹었다. / 그러나, 잠시 후 보니, 이미 없었다.</text:p>
            </text:list-item>
          </text:list>
        </text:list-item>
        <text:list-item>
          <text:p text:style-name="P30">신체</text:p>
          <text:list>
            <text:list-item>
              <text:p text:style-name="P30">"단전식 호흡" 이라는 방식을 시작했다.</text:p>
              <text:list>
                <text:list-item>
                  <text:p text:style-name="P30">"단전<text:span text:style-name="T7">「丹田</text:span>" 이라는 장소는 아마 창자<text:span text:style-name="T7">「腸</text:span>가 있는 곳 것이다.</text:p>
                </text:list-item>
                <text:list-item>
                  <text:p text:style-name="P30">배꼽<text:span text:style-name="T7">「へそ</text:span>의 <text:s/>약간<text:span text:style-name="T7">「いくらか</text:span> 아래<text:span text:style-name="T7">「下</text:span>부터 성기<text:span text:style-name="T7">「性器</text:span>의 조금 위.</text:p>
                </text:list-item>
                <text:list-item>
                  <text:p text:style-name="P30">숨<text:span text:style-name="T7">「息</text:span>을 가늘게<text:span text:style-name="T7">「細く</text:span> 내쉰<text:span text:style-name="T7">「吐き出し</text:span>면서, "단전" 의 부분에 힘<text:span text:style-name="T7">「力</text:span>을 넣습니다<text:span text:style-name="T7">「入れます</text:span>.</text:p>
                </text:list-item>
                <text:list-item>
                  <text:p text:style-name="P30">위에서 "단전" 부분을 내려다보고 있으면, 천천히 함몰<text:span text:style-name="T7">「陥没</text:span>하고 갈 모습<text:span text:style-name="T7">「様子</text:span>을 볼 수 있어.</text:p>
                </text:list-item>
              </text:list>
            </text:list-item>
          </text:list>
        </text:list-item>
        <text:list-item>
          <text:p text:style-name="P30">음악</text:p>
        </text:list-item>
        <text:list-item>
          <text:p text:style-name="P30">기타</text:p>
        </text:list-item>
        <text:list-item>
          <text:p text:style-name="P30">자유작문</text:p>
          <text:list>
            <text:list-item>
              <text:p text:style-name="P30">у мея все еще болит талия. ~ my waist still hurts.</text:p>
            </text:list-item>
            <text:list-item>
              <text:p text:style-name="P30"/>
            </text:list-item>
          </text:list>
        </text:list-item>
      </text:list>
      <text:p text:style-name="P7"/>
      <text:p text:style-name="P5">[/ XXX] </text:p>
      <text:p text:style-name="P12"/>
      <text:p text:style-name="P5"><text:soft-page-break/>[XXX] </text:p>
      <text:p text:style-name="P8">myself / diary / 20200618_150009</text:p>
      <text:p text:style-name="P8"/>
      <text:list xml:id="list1785797657472772973" text:style-name="L10">
        <text:list-item>
          <text:p text:style-name="P31">먹이주기</text:p>
          <text:list>
            <text:list-item>
              <text:p text:style-name="P31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56">크로는 다시 내려오지 않는다. / 이 번은 돌출 울타리 앞에 나오는 것조차 하지 않아.</text:p>
            </text:list-item>
            <text:list-item>
              <text:p text:style-name="P56">미케에 잠시 허리 문지르을 하고, 옹벽 위를 보면, 크로는 없어.</text:p>
            </text:list-item>
            <text:list-item>
              <text:p text:style-name="P56">어쩔 수 없이, 미케 만에 먹이를 주었다.</text:p>
            </text:list-item>
            <text:list-item>
              <text:p text:style-name="P31"><text:span text:style-name="T4">뜻을 결코</text:span><text:span text:style-name="T6">「意を決して</text:span><text:span text:style-name="T4">, 수영장의 서쪽 모서리</text:span><text:span text:style-name="T6">「角</text:span><text:span text:style-name="T4">에 간다.</text:span></text:p>
            </text:list-item>
            <text:list-item>
              <text:p text:style-name="P31"><text:span text:style-name="T4">혀로 소리를 낸다. 잠시 기다린다. 그러자, 공원 측에서 크로가 얼굴을 내민다</text:span><text:span text:style-name="T6">「出す</text:span><text:span text:style-name="T4">.</text:span></text:p>
            </text:list-item>
            <text:list-item>
              <text:p text:style-name="P31"><text:span text:style-name="T4">페이스트의 식품을 용기에서 밀어낸다</text:span><text:span text:style-name="T6">「押し出す</text:span><text:span text:style-name="T4">. 지상에 떨어 뜨린다</text:span><text:span text:style-name="T6">「落とす</text:span><text:span text:style-name="T4">.</text:span></text:p>
            </text:list-item>
            <text:list-item>
              <text:p text:style-name="P31"><text:span text:style-name="T4">크러는 떨어진 먹이에 접근한다</text:span><text:span text:style-name="T6">「接触する</text:span><text:span text:style-name="T4">. 그 당시 나는 그 자리를 떠난다</text:span><text:span text:style-name="T6">「去る</text:span><text:span text:style-name="T4">.</text:span></text:p>
            </text:list-item>
          </text:list>
        </text:list-item>
        <text:list-item>
          <text:p text:style-name="P31"/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19_123407</text:p>
      <text:p text:style-name="P8"/>
      <text:list xml:id="list3541232420559951265" text:style-name="L11">
        <text:list-item>
          <text:p text:style-name="P32">먹이주기</text:p>
          <text:list>
            <text:list-item>
              <text:p text:style-name="P32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57">크로는 오지 않았다. 항상 미케의 상대만 하고 있었기 때문이에요?</text:p>
            </text:list-item>
          </text:list>
        </text:list-item>
        <text:list-item>
          <text:p text:style-name="P32">신체</text:p>
        </text:list-item>
        <text:list-item>
          <text:p text:style-name="P32">음악</text:p>
          <text:list>
            <text:list-item>
              <text:p text:style-name="P32">비디오의 녹화. 어제는 1번 만.</text:p>
            </text:list-item>
          </text:list>
        </text:list-item>
        <text:list-item>
          <text:p text:style-name="P32">기타</text:p>
        </text:list-item>
        <text:list-item>
          <text:p text:style-name="P32">자유작문</text:p>
          <text:list>
            <text:list-item>
              <text:list>
                <text:list-item>
                  <text:p text:style-name="P32"><text:soft-page-break/>모두 스트레스에 시달리고 있어. みんな、ストレスに苦しんでいる。</text:p>
                </text:list-item>
                <text:list-item>
                  <text:p text:style-name="P32">따라서, 언제든지, 그 스트레스를 던지고 버려질 상대를 찾고 있어. だから、いつでも、そのストレスを投げ捨てられる相手を、探している。</text:p>
                </text:list-item>
                <text:list-item>
                  <text:p text:style-name="P32">던지고 버려질 기회를 갈망하고 있어. 投げ捨てられる機会を、渇望している。</text:p>
                </text:list-item>
                <text:list-item>
                  <text:p text:style-name="P32">그 걸 찾으면, 찾아냈다라고 생각하면, それを見つけたら、見つけられたと思ったら、</text:p>
                </text:list-item>
                <text:list-item>
                  <text:p text:style-name="P32">반사적으로 던지고 버린다. 反射的に、投げ捨てる。</text:p>
                </text:list-item>
                <text:list-item>
                  <text:p text:style-name="P32">그냥 뜨거운 주전자에 만졌다 사람이ちょうど、熱い薬缶に触れてしまった人が、</text:p>
                </text:list-item>
                <text:list-item>
                  <text:p text:style-name="P32">팔을 필사적으로 후퇴시킬 처럼 腕をしゃにむに引き戻すように。</text:p>
                </text:list-item>
                <text:list-item>
                  <text:p text:style-name="P32">커피를 입에 포함해 보니, コーヒーを口に含んだら、</text:p>
                </text:list-item>
                <text:list-item>
                  <text:p text:style-name="P32">엄청 뜨거워 생각할 시간도 없이 ものすごく熱くて、考える間もなく、</text:p>
                </text:list-item>
                <text:list-item>
                  <text:p text:style-name="P32">입을 벌리고 내뿜는 처럼. 口を開けて、吐き出すように。</text:p>
                </text:list-item>
              </text:list>
            </text:list-item>
            <text:list-item>
              <text:p text:style-name="P32"/>
            </text:list-item>
          </text:list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0_100912</text:p>
      <text:p text:style-name="P8"/>
      <text:list xml:id="list813588690323760471" text:style-name="L12">
        <text:list-item>
          <text:p text:style-name="P33">먹이주기</text:p>
          <text:list>
            <text:list-item>
              <text:p text:style-name="P33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58">비가 내리고 있었다. / 울타리에 접근해 보니, 미케의 울음 소리. / 더우기 보면, 크로의 그림자도 보인다.</text:p>
            </text:list-item>
            <text:list-item>
              <text:p text:style-name="P58">각각에 먹이를 주었다.</text:p>
            </text:list-item>
          </text:list>
        </text:list-item>
        <text:list-item>
          <text:p text:style-name="P33">신체</text:p>
        </text:list-item>
        <text:list-item>
          <text:p text:style-name="P33">음악</text:p>
        </text:list-item>
        <text:list-item>
          <text:p text:style-name="P33">기타</text:p>
        </text:list-item>
        <text:list-item>
          <text:p text:style-name="P33">자유작문</text:p>
          <text:list>
            <text:list-item>
              <text:p text:style-name="P33"/>
            </text:list-item>
          </text:list>
        </text:list-item>
      </text:list>
      <text:p text:style-name="P7"/>
      <text:p text:style-name="P5"><text:soft-page-break/>[/ XXX] </text:p>
      <text:p text:style-name="P2"/>
      <text:p text:style-name="P12"/>
      <text:p text:style-name="P5">[XXX] </text:p>
      <text:p text:style-name="P8">myself / diary / 20200621_091326</text:p>
      <text:p text:style-name="P8"/>
      <text:list xml:id="list6044780011250667497" text:style-name="L13">
        <text:list-item>
          <text:p text:style-name="P34">먹이주기</text:p>
          <text:list>
            <text:list-item>
              <text:p text:style-name="P34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59">크로가 왔다. 미케는 오지 않았다.</text:p>
            </text:list-item>
            <text:list-item>
              <text:p text:style-name="P59">옹벽에 도착한 때 두 마리 모두 없었다.</text:p>
            </text:list-item>
            <text:list-item>
              <text:p text:style-name="P59">보도 쪽에 간다. 수영장의 모서리에 간다. 혀를 울린다.</text:p>
            </text:list-item>
            <text:list-item>
              <text:p text:style-name="P59">잠시 기다리 있지만, 오지 않아. 공원으로 돌아 시작한다.</text:p>
            </text:list-item>
            <text:list-item>
              <text:p text:style-name="P34"><text:span text:style-name="T4">수영장의 동쪽 구석</text:span><text:span text:style-name="T6">「コーナー</text:span><text:span text:style-name="T4">까지 온다.</text:span></text:p>
            </text:list-item>
            <text:list-item>
              <text:p text:style-name="P59">울타리 속에서 고양이의 울음 소리가 들린다.</text:p>
            </text:list-item>
            <text:list-item>
              <text:p text:style-name="P59">처음, 미케이 아닐까라고 생각한다. 하지만, 목소리가 약간 작다. 또 높다.</text:p>
            </text:list-item>
            <text:list-item>
              <text:p text:style-name="P59">더 들여다 보면, 크로의 눈이 이쪽을 보고 있다.</text:p>
            </text:list-item>
          </text:list>
        </text:list-item>
        <text:list-item>
          <text:p text:style-name="P34">자유작문</text:p>
          <text:list>
            <text:list-item>
              <text:p text:style-name="P34"/>
            </text:list-item>
          </text:list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2_121709</text:p>
      <text:p text:style-name="P8"/>
      <text:list xml:id="list8474673849390534849" text:style-name="L14">
        <text:list-item>
          <text:p text:style-name="P35">먹이주기</text:p>
          <text:list>
            <text:list-item>
              <text:p text:style-name="P35"><text:span text:style-name="T8">돈 </text:span><text:span text:style-name="T4">~ / </text:span><text:span text:style-name="T8">류 +</text:span><text:span text:style-name="T4"> / 두 </text:span><text:span text:style-name="T8">마리 </text:span><text:span text:style-name="T4">+</text:span></text:p>
            </text:list-item>
            <text:list-item>
              <text:p text:style-name="P60">류가 왔다. 어떻게 왔는지? / 우선, 미케가 있어. 지상에 내렸다. 허리를 마사지.</text:p>
            </text:list-item>
            <text:list-item>
              <text:p text:style-name="P60">잠시 후 보도 쪽의 옹벽 위에서 고양이의 그림자. 크로 이다.</text:p>
            </text:list-item>
            <text:list-item>
              <text:p text:style-name="P60"><text:soft-page-break/>미케를 옹벽에 올리고 먹이를 준다.</text:p>
            </text:list-item>
            <text:list-item>
              <text:p text:style-name="P60">그리고 크로 옆으로 간다. / 2,3 번 쓰다듬다. / 그러자, 크로는 보도 쪽에 가서 버린다.</text:p>
            </text:list-item>
            <text:list-item>
              <text:p text:style-name="P60">갑자기, 울타리 속에 한 마리의 고양이가 나타난다.</text:p>
            </text:list-item>
            <text:list-item>
              <text:p text:style-name="P60">순간 후 그가 류이라고 알 수 있다. / 페이스트는 이미 절반을 미케에게 주고 말았다.</text:p>
            </text:list-item>
            <text:list-item>
              <text:p text:style-name="P35"><text:span text:style-name="T4">순간 헤맨</text:span><text:span text:style-name="T6">「迷った</text:span><text:span text:style-name="T4"> 후 페이스트의 나머지 중 더 절반을 류에게 준다.</text:span></text:p>
            </text:list-item>
            <text:list-item>
              <text:p text:style-name="P60">수영장의 서 쪽 모퉁이로 가면, 크로가 울타리속에서 외에 나온다.</text:p>
            </text:list-item>
            <text:list-item>
              <text:p text:style-name="P60">그런데, 류도 공원 쪽에서 온 버린다.</text:p>
            </text:list-item>
            <text:list-item>
              <text:p text:style-name="P60">류에 향해 손을 들어, 여기에는 오지 말라고 전한다.</text:p>
            </text:list-item>
            <text:list-item>
              <text:p text:style-name="P35"><text:span text:style-name="T4">그때, 서둘러</text:span><text:span text:style-name="T6">「急いで</text:span><text:span text:style-name="T4"> 크로에게 페이스트의 나머지</text:span><text:span text:style-name="T6">「残り</text:span><text:span text:style-name="T4">를 준다.</text:span></text:p>
            </text:list-item>
            <text:list-item>
              <text:p text:style-name="P60">페이스트의 용기에는 아직 약간 음식이 남아있다.</text:p>
            </text:list-item>
            <text:list-item>
              <text:p text:style-name="P35"><text:span text:style-name="T4">용기의 가장자리</text:span><text:span text:style-name="T6">「縁</text:span><text:span text:style-name="T4">에 내세워</text:span><text:span text:style-name="T6">「押し出して</text:span><text:span text:style-name="T4"> 울타리 속에 있는 류에 내민다</text:span><text:span text:style-name="T6">「差し出す</text:span><text:span text:style-name="T4">.</text:span></text:p>
            </text:list-item>
            <text:list-item>
              <text:p text:style-name="P60">마지막 공원에 돌아간다. / 류도 돌아온다. / 페이스트는 이미 없다.</text:p>
            </text:list-item>
            <text:list-item>
              <text:p text:style-name="P35"><text:span text:style-name="T4">류에 "다시 와줘</text:span><text:span text:style-name="T6">「来てくれ</text:span><text:span text:style-name="T4">" 라고 목소리를 던진다</text:span><text:span text:style-name="T6">「投げる</text:span><text:span text:style-name="T4">.</text:span></text:p>
            </text:list-item>
          </text:list>
        </text:list-item>
        <text:list-item>
          <text:p text:style-name="P35"/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3_083327</text:p>
      <text:p text:style-name="P8"/>
      <text:list xml:id="list7791793572264724878" text:style-name="L15">
        <text:list-item>
          <text:p text:style-name="P36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61">류는 오지 않다.</text:p>
            </text:list-item>
            <text:list-item>
              <text:p text:style-name="P61">크로, 미케. 두 마리 모두 이미 옹벽 위에 있다.</text:p>
            </text:list-item>
            <text:list-item>
              <text:p text:style-name="P61">미케를 내렸다. <text:s/>/ 크로는 내려 오지 않다. 목소리를 던지지만, 여전히 오지않다.</text:p>
            </text:list-item>
            <text:list-item>
              <text:p text:style-name="P61">지상에서 미케의 허리를 마사지하면서, 크로에 목소리를 몇번 던진다.</text:p>
            </text:list-item>
            <text:list-item>
              <text:p text:style-name="P61">미케를 옹벽 위에 올린다. / 크로에 호소한다. "지상에 내려와자" / 변함없이 오지않다.</text:p>
            </text:list-item>
            <text:list-item>
              <text:p text:style-name="P61"><text:soft-page-break/>두 마리에 페이스트를 준다.</text:p>
            </text:list-item>
          </text:list>
        </text:list-item>
        <text:list-item>
          <text:p text:style-name="P36"/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4_123455</text:p>
      <text:p text:style-name="P8"/>
      <text:list xml:id="list2964732885168173767" text:style-name="L16">
        <text:list-item>
          <text:p text:style-name="P37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62">크로는 다시 내려 오지 않다.</text:p>
            </text:list-item>
            <text:list-item>
              <text:p text:style-name="P62">클로에 향해 목소리를 던지면서, 미케의 허리를 마사지한다.</text:p>
            </text:list-item>
            <text:list-item>
              <text:p text:style-name="P62">미케를 올림. 두 마리에 먹이를 준다.</text:p>
            </text:list-item>
          </text:list>
        </text:list-item>
        <text:list-item>
          <text:p text:style-name="P37">신체</text:p>
        </text:list-item>
        <text:list-item>
          <text:p text:style-name="P37">음악</text:p>
        </text:list-item>
        <text:list-item>
          <text:p text:style-name="P37">기타</text:p>
        </text:list-item>
        <text:list-item>
          <text:p text:style-name="P37">자유작문</text:p>
          <text:list>
            <text:list-item>
              <text:p text:style-name="P37">у меня болит талия, все еще. / А также, болит моя голень[<text:span text:style-name="T7">脛</text:span>.</text:p>
            </text:list-item>
          </text:list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5_093747</text:p>
      <text:p text:style-name="P8"/>
      <text:list xml:id="list7808304688685445783" text:style-name="L17">
        <text:list-item>
          <text:p text:style-name="P38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63">두 마리도 오지않다. / 수영장의 서쪽으로 간다. / 혀를 울리하지만, 오지않다.</text:p>
            </text:list-item>
          </text:list>
        </text:list-item>
        <text:list-item>
          <text:p text:style-name="P38">신체</text:p>
          <text:list>
            <text:list-item>
              <text:p text:style-name="P38">식초<text:span text:style-name="T7">「酢</text:span>를 마시기 시작했다. / 핥는다<text:span text:style-name="T7">「舐める</text:span>. / 분양으로<text:span text:style-name="T7">「分量で</text:span> 하면, <text:soft-page-break/>한 방울<text:span text:style-name="T7">「滴</text:span> 또는 두 방울. / 입안<text:span text:style-name="T7">「口の中</text:span>이 뜨거워진다<text:span text:style-name="T7">「熱くなる</text:span>.</text:p>
            </text:list-item>
          </text:list>
        </text:list-item>
        <text:list-item>
          <text:p text:style-name="P38">기타 : 메모했던 것</text:p>
          <text:list>
            <text:list-item>
              <text:p text:style-name="P38">"나는 그리스도인 입니다" 라고 할 사람. / 그 사람이 노조에 대해 어떻게 생각할까. / 장시간 노동의 괴로움을 호소하는 사람에 대해 어떤 반응을 할까?</text:p>
            </text:list-item>
            <text:list-item>
              <text:p text:style-name="P38">"하나님을 믿는다" 는 무엇인가? / "믿는다" 는 무엇인가? 어떤 의미인가? 뭘 의미 하는가? / "구석에 뭔가를 만든다" 는 "사상을 만는다" <text:s/>는 것인가?</text:p>
            </text:list-item>
          </text:list>
        </text:list-item>
        <text:list-item>
          <text:p text:style-name="P38">자유작문</text:p>
          <text:list>
            <text:list-item>
              <text:p text:style-name="P38">꿈</text:p>
              <text:list>
                <text:list-item>
                  <text:p text:style-name="P38">자고 있을 때<text:span text:style-name="T7">「寝ているとき</text:span>, 꿈을 꾸고 있어요? </text:p>
                </text:list-item>
                <text:list-item>
                  <text:p text:style-name="P38">꿈이 있는 이야기 군요<text:span text:style-name="T7">「ですね</text:span>.</text:p>
                </text:list-item>
                <text:list-item>
                  <text:p text:style-name="P38">당신의 꿈은 무엇인가요?</text:p>
                </text:list-item>
              </text:list>
            </text:list-item>
            <text:list-item>
              <text:p text:style-name="P38">그림자<text:span text:style-name="T7">「影</text:span></text:p>
              <text:list>
                <text:list-item>
                  <text:p text:style-name="P38">저기에 서있는<text:span text:style-name="T7">「立っている</text:span> 사람은 상당히 그림자<text:span text:style-name="T7">「影</text:span>가 있는 사람 이군요.</text:p>
                </text:list-item>
              </text:list>
            </text:list-item>
            <text:list-item>
              <text:p text:style-name="P38">사탕<text:span text:style-name="T7">「飴</text:span></text:p>
              <text:list>
                <text:list-item>
                  <text:p text:style-name="P38">하루에 몇 마리의 사탕을 핥아있어요?</text:p>
                </text:list-item>
                <text:list-item>
                  <text:p text:style-name="P38">사탕을 과식하고 있네요.</text:p>
                </text:list-item>
              </text:list>
            </text:list-item>
            <text:list-item>
              <text:p text:style-name="P38">융단</text:p>
              <text:list>
                <text:list-item>
                  <text:p text:style-name="P38">이 융단은 누가 샀읍니까? (샀어요?)</text:p>
                </text:list-item>
              </text:list>
            </text:list-item>
          </text:list>
          <text:p text:style-name="P38"/>
        </text:list-item>
      </text:list>
      <text:p text:style-name="P5">[/ XXX] </text:p>
      <text:p text:style-name="P2"/>
      <text:p text:style-name="P12"/>
      <text:p text:style-name="P5">[XXX] </text:p>
      <text:p text:style-name="P8">myself / diary / 20200627_110118</text:p>
      <text:p text:style-name="P8"/>
      <text:list xml:id="list2783518365448775555" text:style-name="L18">
        <text:list-item>
          <text:p text:style-name="P39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39"><text:span text:style-name="T4">크로만 왔다. / 옹벽에 가까워지면</text:span><text:span text:style-name="T6">「近づくと</text:span><text:span text:style-name="T4"> 울음 소리가 난다</text:span><text:span text:style-name="T6">「する</text:span><text:span text:style-name="T4">.</text:span></text:p>
            </text:list-item>
            <text:list-item>
              <text:p text:style-name="P64">크로가 돌출 울타리의 앞, 즉, 보도의 반대쪽에 있다.</text:p>
            </text:list-item>
            <text:list-item>
              <text:p text:style-name="P39"><text:span text:style-name="T4">더 가까워진다. / "아래로</text:span><text:span text:style-name="T6">「下へ</text:span><text:span text:style-name="T4"> 오자" 라고 부르다</text:span><text:span text:style-name="T6">「呼ぶ</text:span><text:span text:style-name="T4">.<text:tab/></text:span></text:p>
            </text:list-item>
            <text:list-item>
              <text:p text:style-name="P39"><text:span text:style-name="T4">오지 않다.</text:span><text:span text:style-name="T6"> / 목을 구부려, 머리 꼭대기를 옹벽 상에 문질러 낸다. / 뭔가를 </text:span><text:soft-page-break/><text:span text:style-name="T6">원하는 위해 아첨하는 행동. / 단, 지상에는 내려오지 않다.</text:span></text:p>
            </text:list-item>
          </text:list>
        </text:list-item>
        <text:list-item>
          <text:p text:style-name="P39"/>
        </text:list-item>
      </text:list>
      <text:p text:style-name="P7"/>
      <text:p text:style-name="P5">[/ XXX] 20200627_112413</text:p>
      <text:p text:style-name="P2"/>
      <text:p text:style-name="P12"/>
      <text:p text:style-name="P5">[XXX] </text:p>
      <text:p text:style-name="P8">myself / diary / 20200628_105935</text:p>
      <text:p text:style-name="P8"/>
      <text:list xml:id="list7694379659170905001" text:style-name="L19">
        <text:list-item>
          <text:p text:style-name="P40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65">류가 왔다. / 옹백에 도착했던 때 이미 옹벽 위에 있었다.</text:p>
            </text:list-item>
            <text:list-item>
              <text:p text:style-name="P65">우선, 그림자만 보였지만, 머리의 크기에 의해 류이라고 알려졌다.</text:p>
            </text:list-item>
            <text:list-item>
              <text:p text:style-name="P65">류에 말을 걸어, 근처에 간다. / 조금 고민했지만, 베이스트를 반 주기로한다.</text:p>
            </text:list-item>
            <text:list-item>
              <text:p text:style-name="P65">페이스트를 용기에서 반출한 후 돌출 방향을 보면, 크로가 있다. / 네발 앉아 있다.</text:p>
            </text:list-item>
            <text:list-item>
              <text:p text:style-name="P65">크로에 나머지 중 4 분의 3 정도를 준다.</text:p>
            </text:list-item>
            <text:list-item>
              <text:p text:style-name="P65">그리고, 나머지 전부를 다시 류에 준다.</text:p>
            </text:list-item>
            <text:list-item>
              <text:p text:style-name="P65">크로눈 그 후 지상에 내리고 온다. / 데굴 데굴 을 잠시 한다.</text:p>
            </text:list-item>
            <text:list-item>
              <text:p text:style-name="P40"><text:span text:style-name="T4">나가 일어 선다</text:span><text:span text:style-name="T6">「立ち上がる</text:span><text:span text:style-name="T4">. / 운동장 쪽으로 달린다. </text:span></text:p>
            </text:list-item>
            <text:list-item>
              <text:p text:style-name="P65">나는 류의 것이 걱정되어 류의 근처에 간다. / 류에 "미안해, 오늘은 이 것으로 끝이다" 라고 말을 건다. / 그리고 되돌아 보면, 크로가 보이지 않다.</text:p>
            </text:list-item>
            <text:list-item>
              <text:p text:style-name="P65">주위를 조금 걸어 본다. / 없다. / 보도에 가장 가까운 곳에 나있는 나무의 뿌리를 본다. 크로가 있다.</text:p>
            </text:list-item>
            <text:list-item>
              <text:p text:style-name="P65">목소리를 건다. / 그러나 크로는 보도 쪽으로 가고 버린다. / 그리고 보도 쪽의 옹벽에 오른다. / 울타리 안에.</text:p>
            </text:list-item>
            <text:list-item>
              <text:p text:style-name="P40"><text:span text:style-name="T4">어쩔 수 없이, "음, 좋아요" 라고 목소리를 걸어, 그 자리를 떠난다</text:span><text:span text:style-name="T6">「去る</text:span><text:span text:style-name="T4">.</text:span></text:p>
            </text:list-item>
          </text:list>
        </text:list-item>
        <text:list-item>
          <text:p text:style-name="P40"/>
        </text:list-item>
      </text:list>
      <text:p text:style-name="P7"/>
      <text:p text:style-name="P5">[/ XXX] 20200628_112644</text:p>
      <text:p text:style-name="P2"><text:soft-page-break/></text:p>
      <text:p text:style-name="P12"/>
      <text:p text:style-name="P5">[XXX] </text:p>
      <text:p text:style-name="P8">myself / diary / 20200629_123730</text:p>
      <text:p text:style-name="P8"/>
      <text:list xml:id="list6232977024135094368" text:style-name="L20">
        <text:list-item>
          <text:p text:style-name="P41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41"><text:span text:style-name="T4">두 마리 모두 왔다.</text:span><text:span text:style-name="T6"> / 옹벽에 도착한 때 크로만 있다.</text:span></text:p>
            </text:list-item>
            <text:list-item>
              <text:p text:style-name="P75">데굴 데굴은 하지 않는다. / 허리 마사지만 한다. / 크로 자신이 데굴을 하지 않는다. / 허리를 쭉「ずっと 편「伸ばした 채로「ままで 있다.</text:p>
            </text:list-item>
            <text:list-item>
              <text:p text:style-name="P75">그리고, 울음 소리가 들려온다「聞こえてくる. / </text:p>
            </text:list-item>
            <text:list-item>
              <text:p text:style-name="P75">이 번은 두 마리를 마사지 할 때 두 마리를 동시에 한다. / 즉, 각각 한쪽「片側の 팔으로「腕で 마사지 한다. / 즉, 미케는 무작정「むやみに 움직이지만「動くのだが, 그럼에도 불구하고 여전히 한쪽 팔으로 마사지를 계속한다.</text:p>
            </text:list-item>
          </text:list>
        </text:list-item>
      </text:list>
      <text:p text:style-name="P9"/>
      <text:p text:style-name="P5">[/ XXX] 20200629_130609</text:p>
      <text:p text:style-name="P2"/>
      <text:p text:style-name="P5">[XXX] </text:p>
      <text:p text:style-name="P8">myself / diary / 20200630_122301</text:p>
      <text:p text:style-name="P8"/>
      <text:list xml:id="list6058508441866758065" text:style-name="L21">
        <text:list-item>
          <text:p text:style-name="P42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66">크로는 자시 지상에는 내리오지 않는다.</text:p>
            </text:list-item>
            <text:list-item>
              <text:p text:style-name="P42"><text:span text:style-name="T4">미케만을 앞다리</text:span><text:span text:style-name="T6">「前脚</text:span><text:span text:style-name="T4">의 겨드랑이</text:span><text:span text:style-name="T6">「脇</text:span><text:span text:style-name="T4">를 잡고</text:span><text:span text:style-name="T6">「掴んで</text:span><text:span text:style-name="T4">, <text:s/>내렸다.</text:span></text:p>
            </text:list-item>
            <text:list-item>
              <text:p text:style-name="P66">전 번 째와 같이, 미케에 마사지를 할 때, 때때로 크로에 목소리를 던진다.</text:p>
            </text:list-item>
            <text:list-item>
              <text:p text:style-name="P66">그리고 미케를 옹벽에 올리고, 페이스트를 준다. / 우선 미케. 그리고, 크로.</text:p>
            </text:list-item>
            <text:list-item>
              <text:p text:style-name="P66">왜 미케가 먼저 인가요? / 처음에는, 미케가 냐아냐아 라고 울기 때문에 부드럽게 시킬을 위해 미케에 우선적으로 준 것이였다. / 하지만, 그 후는 그 순서가 습관이 되었다. / 지금 현재, 뭔가 필요가 있기 때문에 그런 순서로 하고있는 것은 아니다.</text:p>
            </text:list-item>
          </text:list>
        </text:list-item>
        <text:list-item>
          <text:p text:style-name="P42"/>
        </text:list-item>
      </text:list>
      <text:p text:style-name="P7"/>
      <text:p text:style-name="P5">[/ XXX] 20200630_124414</text:p>
      <text:p text:style-name="P4"><text:soft-page-break/></text:p>
      <text:p text:style-name="P12"/>
      <text:p text:style-name="P5">[XXX] </text:p>
      <text:p text:style-name="P8">myself / diary / 20200701_134152</text:p>
      <text:p text:style-name="P8"/>
      <text:list xml:id="list7740417009861419077" text:style-name="L22">
        <text:list-item>
          <text:p text:style-name="P43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67">두 마리가 온다. / 미케의 허리 마사지. 옹벽에 올림. 페이스트.</text:p>
            </text:list-item>
            <text:list-item>
              <text:p text:style-name="P43"><text:span text:style-name="T4">고체를 미케에 줬던 후 미케가 크로의 곳을로 가서 크로의 분을 먹으려고 한다</text:span><text:span text:style-name="T6">「食べようとする</text:span><text:span text:style-name="T4">.</text:span></text:p>
            </text:list-item>
            <text:list-item>
              <text:p text:style-name="P43"><text:span text:style-name="T4">나는 내 팔을 뻗어 미케를 물리쳐 한다</text:span><text:span text:style-name="T6">「押し返そうとする</text:span><text:span text:style-name="T4">.</text:span></text:p>
            </text:list-item>
            <text:list-item>
              <text:p text:style-name="P67">그러자, 크로가 울타리 안쪽으로 가서 버린다.</text:p>
            </text:list-item>
          </text:list>
        </text:list-item>
      </text:list>
      <text:p text:style-name="P7"/>
      <text:p text:style-name="P5">[/ XXX] 20200701_135817</text:p>
      <text:p text:style-name="P2"/>
      <text:p text:style-name="P12"/>
      <text:p text:style-name="P5">[XXX] </text:p>
      <text:p text:style-name="P8">myself / diary / 20200702_141529</text:p>
      <text:p text:style-name="P8"/>
      <text:list xml:id="list4235142839672911899" text:style-name="L23">
        <text:list-item>
          <text:p text:style-name="P44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68">비가 내리고 있었다. / 울타리 속에도 두 마리는 없다. / 수여장의 서 쪽으로 가서 본다. / 혀를 울린다. / 누구도 오지 않다.</text:p>
            </text:list-item>
            <text:list-item>
              <text:p text:style-name="P68">공원으로 돌아간다. / 입구의 근처에서 고양이의 울음소리가 들린다. / 차도의 맞은 편에 있는 아파트의 입구 근처에서.</text:p>
            </text:list-item>
            <text:list-item>
              <text:p text:style-name="P68">미케라고 알수 있다. / 하지만, 비가 많이 내리고 있다. / 그대로 공원에 들어간다. / 집으로 향한다. 비는 계속 내리고 있다.</text:p>
            </text:list-item>
          </text:list>
        </text:list-item>
        <text:list-item>
          <text:p text:style-name="P44"/>
        </text:list-item>
      </text:list>
      <text:p text:style-name="P7"/>
      <text:p text:style-name="P5">[/ XXX] 20200702_142625</text:p>
      <text:p text:style-name="P2"/>
      <text:p text:style-name="P12"><text:soft-page-break/></text:p>
      <text:p text:style-name="P5">[XXX] </text:p>
      <text:p text:style-name="P8">myself / diary / 20200703_135610</text:p>
      <text:p text:style-name="P8"/>
      <text:list xml:id="list3237620518921919578" text:style-name="L24">
        <text:list-item>
          <text:p text:style-name="P45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69">두 마리 모두. / 미케에게 허리 마사지. / 두 마리에게 페이스트.</text:p>
            </text:list-item>
            <text:list-item>
              <text:p text:style-name="P69">크로는 옹벽 위에서.</text:p>
            </text:list-item>
          </text:list>
        </text:list-item>
        <text:list-item>
          <text:p text:style-name="P45">신체</text:p>
        </text:list-item>
        <text:list-item>
          <text:p text:style-name="P45">음악</text:p>
          <text:list>
            <text:list-item>
              <text:p text:style-name="P45">기타를 다시 시작했다. / 이 번, 명확하게 활동의 목표를 작곡으로 집중하고 있다.</text:p>
            </text:list-item>
            <text:list-item>
              <text:p text:style-name="P45">"잘 연주 할 수 있게된다" 라는 생각은 없다. 전혀.<text:span text:style-name="T7"> / 먼저, 음악이 있다. 그 음악을 연주하고 싶다. / 즉, 실제 소리으로 바꾸고 싶다. / 그 행위를 위해, 일정 기술이 필요하다. / 그 기술을 사용하기 위해서는, 일정 활동이 필요하며, 그 활동을 사람들은 "연습" 이라고 부른다.</text:span></text:p>
            </text:list-item>
          </text:list>
        </text:list-item>
      </text:list>
      <text:p text:style-name="P8"/>
      <text:p text:style-name="P5">[/ XXX] 20200703_142400</text:p>
      <text:p text:style-name="P2"/>
      <text:p text:style-name="P12"/>
      <text:p text:style-name="P5">[XXX] </text:p>
      <text:p text:style-name="P8">myself / diary / 20200705_171650</text:p>
      <text:p text:style-name="P8"/>
      <text:list xml:id="list7281709925671273956" text:style-name="L25">
        <text:list-item>
          <text:p text:style-name="P46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70">어제. 미케는 처음부터 옹벽 위에 있다.</text:p>
            </text:list-item>
            <text:list-item>
              <text:p text:style-name="P70">크로는 옹벽 위에는 오지 않고, 울타리 속에도 없다.</text:p>
            </text:list-item>
            <text:list-item>
              <text:p text:style-name="P70">미케에 페이스트를 준 후 수영장 서쪽 모서리로 간다.</text:p>
            </text:list-item>
            <text:list-item>
              <text:p text:style-name="P46"><text:span text:style-name="T4">혀를 울리면서 기다린다. / 잠시 후 크로가 수영장 서쪽 옆에 있는 소부지</text:span><text:span text:style-name="T6">「小敷地</text:span><text:span text:style-name="T4"> 구석</text:span><text:span text:style-name="T6">「隅</text:span><text:span text:style-name="T4">에게 나온다.</text:span></text:p>
            </text:list-item>
            <text:list-item>
              <text:p text:style-name="P70">하품을 하고 있다.</text:p>
            </text:list-item>
            <text:list-item>
              <text:p text:style-name="P70">"이쪽으로 오자" 라고 목소리를 던지면서, 공원의 방향으로 내 몸을 향한다.</text:p>
            </text:list-item>
            <text:list-item>
              <text:p text:style-name="P70">하지만, 크로는 그 자리에 우두커니 채 움직이지 않다.</text:p>
            </text:list-item>
            <text:list-item>
              <text:p text:style-name="P70"><text:soft-page-break/>어쩔 수 없이, 그 자리으로 페이스트를 준다.</text:p>
            </text:list-item>
          </text:list>
        </text:list-item>
      </text:list>
      <text:p text:style-name="P7"/>
      <text:p text:style-name="P5">[/ XXX] 20200705_173306</text:p>
      <text:p text:style-name="P2"/>
      <text:p text:style-name="P12"/>
      <text:p text:style-name="P5">[XXX] </text:p>
      <text:p text:style-name="P8">myself / diary / 20200707_122503</text:p>
      <text:p text:style-name="P8"/>
      <text:list xml:id="list1941887663735236673" text:style-name="L26">
        <text:list-item>
          <text:p text:style-name="P47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71">어제. 두 마리 모두 온다.</text:p>
            </text:list-item>
            <text:list-item>
              <text:p text:style-name="P71">어제는 그 때 까지 와는 달리, 미케를 지상에 내렸던 후 먼저 크로에게 페이스트를 주었다.</text:p>
            </text:list-item>
            <text:list-item>
              <text:p text:style-name="P71">그리고 페이스트의 용기를 오른손으로 든 채 미케에게 마사지를 하려고 한다.</text:p>
            </text:list-item>
            <text:list-item>
              <text:p text:style-name="P47"><text:span text:style-name="T4">그러자, 미케는 보도 방향으로 걸어 가고, 옹벽 위에 뛰어</text:span><text:span text:style-name="T6">「飛び</text:span><text:span text:style-name="T4"> 올라</text:span><text:span text:style-name="T6">「登って</text:span><text:span text:style-name="T4">, 우리 쪽으로 트로트하고</text:span><text:span text:style-name="T6">「トロットして</text:span><text:span text:style-name="T4"> 온다.</text:span></text:p>
            </text:list-item>
            <text:list-item>
              <text:p text:style-name="P71">그리고 미케에게도 페이스트를 준다.</text:p>
            </text:list-item>
            <text:list-item>
              <text:p text:style-name="P47"><text:span text:style-name="T4">그 후, 얼마 지나지 않아</text:span><text:span text:style-name="T6">「過ぎずに</text:span><text:span text:style-name="T4">, 크로는 울타리 안에 들어 버린다.</text:span></text:p>
            </text:list-item>
            <text:list-item>
              <text:p text:style-name="P71">미케는 그러자, 크로가 먹다 남은 분을 먹고 시작한다.</text:p>
            </text:list-item>
          </text:list>
        </text:list-item>
      </text:list>
      <text:p text:style-name="P8"/>
      <text:p text:style-name="P7"/>
      <text:p text:style-name="P5">[/ XXX] 20200707_124110</text:p>
      <text:p text:style-name="P2"/>
      <text:p text:style-name="P12"/>
      <text:p text:style-name="P5">[XXX] </text:p>
      <text:p text:style-name="P8">myself / diary / 20200708_131305</text:p>
      <text:p text:style-name="P8"/>
      <text:list xml:id="list1419388351538855650" text:style-name="L27">
        <text:list-item>
          <text:p text:style-name="P48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72">두 마리 모두. / 크로는 위에 남아 있다. / 미케는 지상에서 허리 마사지. / 크로에는 먼저 페이스트를.</text:p>
            </text:list-item>
            <text:list-item>
              <text:p text:style-name="P48"><text:soft-page-break/><text:span text:style-name="T4">이번 째 다른 점은 : 미케의 마사지를 마칠</text:span><text:span text:style-name="T6">「終える</text:span><text:span text:style-name="T4"> 무렵에</text:span><text:span text:style-name="T6">「頃に</text:span><text:span text:style-name="T4"> 문득</text:span><text:span text:style-name="T6">「ふと</text:span><text:span text:style-name="T4"> 옹벽 위를 보면, 크로가 이동했고 보도쪽에서 앉아 있다.</text:span></text:p>
            </text:list-item>
            <text:list-item>
              <text:p text:style-name="P72">지상에 내려 싶은지 생각하고, 한 두 걸음 접근고, "아래에 오는거야?" 라고 목소리를 던진다.</text:p>
            </text:list-item>
            <text:list-item>
              <text:p text:style-name="P48"><text:span text:style-name="T4">크로는 여기쪽을 본다가</text:span><text:span text:style-name="T6">「見るが</text:span><text:span text:style-name="T4">, 오려고</text:span><text:span text:style-name="T6">「来ようとは</text:span><text:span text:style-name="T4"> 하지 않는다.</text:span></text:p>
            </text:list-item>
          </text:list>
        </text:list-item>
        <text:list-item>
          <text:p text:style-name="P48">새로운 지식</text:p>
          <text:list>
            <text:list-item>
              <text:p text:style-name="P48">호박<text:span text:style-name="T7">「かぼちゃ</text:span>은 원산지는 남북아메리카 입니다.</text:p>
            </text:list-item>
            <text:list-item>
              <text:p text:style-name="P48">"동맥<text:span text:style-name="T7">「動脈</text:span> 염<text:span text:style-name="T7">「炎</text:span>" 이라는 의학의 용어가 있다. / 동맥이 부풀어 오른다<text:span text:style-name="T7">「膨らむ</text:span>.</text:p>
            </text:list-item>
          </text:list>
        </text:list-item>
      </text:list>
      <text:p text:style-name="P7"/>
      <text:p text:style-name="P5">[/ XXX] 20200708_134232</text:p>
      <text:p text:style-name="P2"/>
      <text:p text:style-name="P12"/>
      <text:p text:style-name="P5">[XXX] </text:p>
      <text:p text:style-name="P8">myself / diary / 20200709_122202</text:p>
      <text:p text:style-name="P8"/>
      <text:list xml:id="list1469794749437565025" text:style-name="L30">
        <text:list-item>
          <text:p text:style-name="P49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49"><text:span text:style-name="T4">크로는 다시 지상에는 오지않다.</text:span></text:p>
            </text:list-item>
            <text:list-item>
              <text:p text:style-name="P49"><text:span text:style-name="T4">어제는 페이스트를 줄 수 없었다. / 가방에 넣는 걸 잊었다. / 다 써 있는걸 몰랐다. / 다 써 때 보충할 걸, 잊었다. <text:s/>/ 잊지 않기 위한 대책을 세우지 않았다.</text:span></text:p>
            </text:list-item>
            <text:list-item>
              <text:p text:style-name="P49"><text:span text:style-name="T4">어쨌든</text:span><text:span text:style-name="T6">「いずれにせよ</text:span><text:span text:style-name="T4">, 어제는 페이스트는 주지 않고 , 고체 만 주었다.</text:span></text:p>
            </text:list-item>
            <text:list-item>
              <text:p text:style-name="P49"><text:span text:style-name="T4">먼저 크로에. 그 후 미케에. / 미케에 주는 동안 크로는 가만히</text:span><text:span text:style-name="T6">「じっと</text:span><text:span text:style-name="T4"> 이쪽을 보고 있었다.</text:span></text:p>
            </text:list-item>
          </text:list>
        </text:list-item>
        <text:list-item>
          <text:p text:style-name="P49">새로운 지식</text:p>
          <text:list>
            <text:list-item>
              <text:p text:style-name="P49">"すずしん帽" 이라는 제품이 있다는 걸 알았다. 머리에 쓰는<text:span text:style-name="T7">「かぶる</text:span> 방식. <text:s/>/ 두부<text:span text:style-name="T7">「頭部</text:span>는 메쉬<text:span text:style-name="T7">「メッシュ</text:span> 제료<text:span text:style-name="T7">「材料</text:span> 로 작성 되어있다. / 이마<text:span text:style-name="T7">「額</text:span> 부분에는 두꺼운<text:span text:style-name="T7">「厚手の</text:span> 시트가 장착<text:span text:style-name="T7">「装着</text:span> 되어있다. / 땀<text:span text:style-name="T7">「汗</text:span>을 빨아<text:span text:style-name="T7">「吸って</text:span> 준다<text:span text:style-name="T7">「くれる</text:span>.</text:p>
            </text:list-item>
          </text:list>
        </text:list-item>
      </text:list>
      <text:p text:style-name="P7"/>
      <text:p text:style-name="P5">[/ XXX] 20200709_125115</text:p>
      <text:p text:style-name="P2"><text:soft-page-break/></text:p>
      <text:p text:style-name="P12">@@@</text:p>
      <text:p text:style-name="P5">[XXX] </text:p>
      <text:p text:style-name="P8">myself / diary / XXX</text:p>
      <text:p text:style-name="P8"/>
      <text:list xml:id="list4296018060792372300" text:style-name="L31">
        <text:list-item>
          <text:p text:style-name="P50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</text:list-item>
        <text:list-item>
          <text:p text:style-name="P50">신체 / 정신</text:p>
        </text:list-item>
        <text:list-item>
          <text:p text:style-name="P50">새로운 지식</text:p>
        </text:list-item>
        <text:list-item>
          <text:p text:style-name="P50">음악</text:p>
        </text:list-item>
        <text:list-item>
          <text:p text:style-name="P50">기타</text:p>
        </text:list-item>
        <text:list-item>
          <text:p text:style-name="P50">자유작문</text:p>
        </text:list-item>
      </text:list>
      <text:p text:style-name="P7"/>
      <text:p text:style-name="P5">[/ XXX] </text:p>
      <text:p text:style-name="P2"/>
      <text:p text:style-name="P2"/>
      <text:p text:style-name="P2"/>
      <text:p text:style-name="P2">--------------------------------------------- [TEMPLATE]</text:p>
      <text:p text:style-name="P1">------------------------------------------------------------ 20200522_101647</text:p>
      <text:p text:style-name="P5">[XXX] </text:p>
      <text:p text:style-name="P8">myself / diary / XXX</text:p>
      <text:p text:style-name="P8"/>
      <text:list xml:id="list32734807" text:continue-list="list7740417009861419077" text:style-name="L22">
        <text:list-item>
          <text:p text:style-name="P43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</text:list-item>
        <text:list-item>
          <text:p text:style-name="P43">신체 / 정신</text:p>
        </text:list-item>
        <text:list-item>
          <text:p text:style-name="P43">새로운 지식</text:p>
        </text:list-item>
        <text:list-item>
          <text:p text:style-name="P43">음악</text:p>
        </text:list-item>
        <text:list-item>
          <text:p text:style-name="P43">기타</text:p>
        </text:list-item>
        <text:list-item>
          <text:p text:style-name="P43">자유작문</text:p>
        </text:list-item>
      </text:list>
      <text:p text:style-name="P7"/>
      <text:p text:style-name="P5">[/ XXX] </text:p>
      <text:p text:style-name="P3"><text:soft-page-break/></text:p>
      <text:p text:style-name="P4">/ <text:span text:style-name="T4">------------------------------------------------------------ 20200522_101647 /</text:span></text:p>
      <text:p text:style-name="P4"/>
      <text:p text:style-name="P4"/>
      <text:p text:style-name="P1">------------------------------------------------------------</text:p>
      <text:p text:style-name="P5">[XXX] </text:p>
      <text:list xml:id="list9059131320777822139" text:style-name="L28">
        <text:list-item>
          <text:p text:style-name="P76">XX/XX XX</text:p>
        </text:list-item>
      </text:list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16">1</text:p>
          </table:table-cell>
          <table:table-cell table:style-name="表5.B1" office:value-type="string">
            <text:p text:style-name="P15">天気</text:p>
          </table:table-cell>
          <table:table-cell table:style-name="表5.C1" office:value-type="string">
            <text:p text:style-name="P17"/>
          </table:table-cell>
        </table:table-row>
        <table:table-row>
          <table:table-cell table:style-name="表5.A2" office:value-type="float" office:value="2">
            <text:p text:style-name="P16">2</text:p>
          </table:table-cell>
          <table:table-cell table:style-name="表5.B2" office:value-type="string">
            <text:p text:style-name="P15">餌やり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3">
            <text:p text:style-name="P16">3</text:p>
          </table:table-cell>
          <table:table-cell table:style-name="表5.B2" office:value-type="string">
            <text:p text:style-name="P15"><text:ruby text:style-name="Ru1"><text:ruby-base>身体</text:ruby-base><text:ruby-text>しんたい</text:ruby-text></text:ruby><text:span text:style-name="T3">しんたい</text:span>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4">
            <text:p text:style-name="P16">4</text:p>
          </table:table-cell>
          <table:table-cell table:style-name="表5.B2" office:value-type="string">
            <text:p text:style-name="P15">思ったこと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5">
            <text:p text:style-name="P16">5</text:p>
          </table:table-cell>
          <table:table-cell table:style-name="表5.B2" office:value-type="string">
            <text:p text:style-name="P15">出来事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11">
            <text:p text:style-name="P16">11</text:p>
          </table:table-cell>
          <table:table-cell table:style-name="表5.B2" office:value-type="string">
            <text:p text:style-name="P15">やらず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6">
            <text:p text:style-name="P16">6</text:p>
          </table:table-cell>
          <table:table-cell table:style-name="表5.B2" office:value-type="string">
            <text:p text:style-name="P15">止めた / 止めよう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8">
            <text:p text:style-name="P18">8</text:p>
          </table:table-cell>
          <table:table-cell table:style-name="表5.B2" office:value-type="string">
            <text:p text:style-name="P15">気づいた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14">
            <text:p text:style-name="P16">14</text:p>
          </table:table-cell>
          <table:table-cell table:style-name="表5.B2" office:value-type="string">
            <text:p text:style-name="P15">新しい</text:p>
          </table:table-cell>
          <table:table-cell table:style-name="表5.C2" office:value-type="string">
            <text:p text:style-name="P17"/>
          </table:table-cell>
        </table:table-row>
      </table:table>
      <text:p text:style-name="P6"/>
      <text:p text:style-name="P5">[/ XXX] </text:p>
      <text:p text:style-name="P4"/>
      <text:p text:style-name="P4"/>
      <text:p text:style-name="P4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row>
          <table:table-cell table:style-name="表2.A1" office:value-type="float" office:value="1">
            <text:p text:style-name="P16">1</text:p>
          </table:table-cell>
          <table:table-cell table:style-name="表2.B1" office:value-type="string">
            <text:p text:style-name="P15">天気</text:p>
          </table:table-cell>
          <table:table-cell table:style-name="表2.A1" office:value-type="float" office:value="9">
            <text:p text:style-name="P16">9</text:p>
          </table:table-cell>
          <table:table-cell table:style-name="表2.D1" office:value-type="string">
            <text:p text:style-name="P15">思い出したこと</text:p>
          </table:table-cell>
        </table:table-row>
        <table:table-row>
          <table:table-cell table:style-name="表2.A2" office:value-type="float" office:value="2">
            <text:p text:style-name="P16">2</text:p>
          </table:table-cell>
          <table:table-cell table:style-name="表2.B2" office:value-type="string">
            <text:p text:style-name="P15">餌やり</text:p>
          </table:table-cell>
          <table:table-cell table:style-name="表2.A2" office:value-type="float" office:value="10">
            <text:p text:style-name="P16">10</text:p>
          </table:table-cell>
          <table:table-cell table:style-name="表2.D2" office:value-type="string">
            <text:p text:style-name="P15">やった</text:p>
          </table:table-cell>
        </table:table-row>
        <table:table-row>
          <table:table-cell table:style-name="表2.A2" office:value-type="float" office:value="3">
            <text:p text:style-name="P16">3</text:p>
          </table:table-cell>
          <table:table-cell table:style-name="表2.B2" office:value-type="string">
            <text:p text:style-name="P15"><text:ruby text:style-name="Ru1"><text:ruby-base>身体</text:ruby-base><text:ruby-text>しんたい</text:ruby-text></text:ruby><text:span text:style-name="T3">しんたい</text:span></text:p>
          </table:table-cell>
          <table:table-cell table:style-name="表2.A2" office:value-type="float" office:value="11">
            <text:p text:style-name="P16">11</text:p>
          </table:table-cell>
          <table:table-cell table:style-name="表2.D2" office:value-type="string">
            <text:p text:style-name="P15">やらず</text:p>
          </table:table-cell>
        </table:table-row>
        <table:table-row>
          <table:table-cell table:style-name="表2.A2" office:value-type="float" office:value="4">
            <text:p text:style-name="P16">4</text:p>
          </table:table-cell>
          <table:table-cell table:style-name="表2.B2" office:value-type="string">
            <text:p text:style-name="P15">思ったこと</text:p>
          </table:table-cell>
          <table:table-cell table:style-name="表2.A2" office:value-type="float" office:value="12">
            <text:p text:style-name="P16">12</text:p>
          </table:table-cell>
          <table:table-cell table:style-name="表2.D2" office:value-type="string">
            <text:p text:style-name="P15">知ったこと</text:p>
          </table:table-cell>
        </table:table-row>
        <table:table-row>
          <table:table-cell table:style-name="表2.A2" office:value-type="float" office:value="5">
            <text:p text:style-name="P16">5</text:p>
          </table:table-cell>
          <table:table-cell table:style-name="表2.B2" office:value-type="string">
            <text:p text:style-name="P15">出来事</text:p>
          </table:table-cell>
          <table:table-cell table:style-name="表2.A2" office:value-type="float" office:value="13">
            <text:p text:style-name="P16">13</text:p>
          </table:table-cell>
          <table:table-cell table:style-name="表2.D2" office:value-type="string">
            <text:p text:style-name="P15">やろう</text:p>
          </table:table-cell>
        </table:table-row>
        <text:soft-page-break/>
        <table:table-row>
          <table:table-cell table:style-name="表2.A2" office:value-type="float" office:value="6">
            <text:p text:style-name="P16">6</text:p>
          </table:table-cell>
          <table:table-cell table:style-name="表2.B2" office:value-type="string">
            <text:p text:style-name="P15">止めた / 止めよう</text:p>
          </table:table-cell>
          <table:table-cell table:style-name="表2.A2" office:value-type="float" office:value="14">
            <text:p text:style-name="P16">14</text:p>
          </table:table-cell>
          <table:table-cell table:style-name="表2.D2" office:value-type="string">
            <text:p text:style-name="P15">新しい</text:p>
          </table:table-cell>
        </table:table-row>
        <table:table-row>
          <table:table-cell table:style-name="表2.A2" office:value-type="float" office:value="7">
            <text:p text:style-name="P16">7</text:p>
          </table:table-cell>
          <table:table-cell table:style-name="表2.B2" office:value-type="string">
            <text:p text:style-name="P15">始めた<text:span text:style-name="T7"> / 初めて</text:span></text:p>
          </table:table-cell>
          <table:table-cell table:style-name="表2.A2" office:value-type="float" office:value="15">
            <text:p text:style-name="P16">15</text:p>
          </table:table-cell>
          <table:table-cell table:style-name="表2.D2" office:value-type="string">
            <text:p text:style-name="P15">その他</text:p>
          </table:table-cell>
        </table:table-row>
        <table:table-row>
          <table:table-cell table:style-name="表2.A2" office:value-type="float" office:value="8">
            <text:p text:style-name="P18">8</text:p>
          </table:table-cell>
          <table:table-cell table:style-name="表2.B2" office:value-type="string">
            <text:p text:style-name="P15">気づいた</text:p>
          </table:table-cell>
          <table:table-cell table:style-name="表2.A2" office:value-type="float" office:value="16">
            <text:p text:style-name="P16">16</text:p>
          </table:table-cell>
          <table:table-cell table:style-name="表2.D2" office:value-type="string">
            <text:p text:style-name="P10">明日</text:p>
          </table:table-cell>
        </table:table-row>
        <table:table-row>
          <table:table-cell table:style-name="表2.A2">
            <text:p text:style-name="P18"/>
          </table:table-cell>
          <table:table-cell table:style-name="表2.B2" office:value-type="string">
            <text:p text:style-name="P15"/>
          </table:table-cell>
          <table:table-cell table:style-name="表2.A2" office:value-type="float" office:value="17">
            <text:p text:style-name="P16">17</text:p>
          </table:table-cell>
          <table:table-cell table:style-name="表2.D2" office:value-type="string">
            <text:p text:style-name="P10">その先</text:p>
          </table:table-cell>
        </table:table-row>
      </table:table>
      <text:p text:style-name="P3"/>
      <text:p text:style-name="P3">/--------------------------------------------- [/TEMPLATE]</text:p>
      <text:p text:style-name="P6"/>
      <table:table table:name="表6" table:style-name="表6">
        <table:table-column table:style-name="表6.A"/>
        <table:table-row>
          <table:table-cell table:style-name="表6.A1" office:value-type="string">
            <text:p text:style-name="P20">###</text:p>
          </table:table-cell>
        </table:table-row>
        <table:table-row>
          <table:table-cell table:style-name="表6.A2" office:value-type="string">
            <text:p text:style-name="P15">pushd C:\WORKS_2\WS\WS_Others.miscs <text:span text:style-name="T5">&amp;&amp; git add . &amp;&amp; git commit -m </text:span><text:span text:style-name="T5">"(WS_Others.miscs : diary, personal) periodical updates" &amp;&amp; e &amp;&amp; git push origin master</text:span></text:p>
          </table:table-cell>
        </table:table-row>
        <table:table-row>
          <table:table-cell table:style-name="表6.A3" office:value-type="string">
            <text:p text:style-name="P15"/>
          </table:table-cell>
        </table:table-row>
        <table:table-row>
          <table:table-cell table:style-name="表6.A3" office:value-type="string">
            <text:p text:style-name="P15">p</text:p>
          </table:table-cell>
        </table:table-row>
        <table:table-row>
          <table:table-cell table:style-name="表6.A3" office:value-type="string">
            <text:p text:style-name="P15"/>
          </table:table-cell>
        </table:table-row>
      </table:table>
      <text:p text:style-name="P6"/>
      <text:p text:style-name="P6">steps : send email</text:p>
      <table:table table:name="表1" table:style-name="表1">
        <table:table-column table:style-name="表1.A"/>
        <table:table-row>
          <table:table-cell table:style-name="表1.A1" office:value-type="string">
            <text:list xml:id="list2219343933542306647" text:style-name="L29">
              <text:list-item>
                <text:p text:style-name="P80">“<text:span text:style-name="T7">作成</text:span>” ==&gt; click</text:p>
              </text:list-item>
              <text:list-item>
                <text:p text:style-name="P80">Tab x 2 (move to the text area)</text:p>
              </text:list-item>
              <text:list-item>
                <text:p text:style-name="P80">C/P ==&gt; texts</text:p>
              </text:list-item>
              <text:list-item>
                <text:p text:style-name="P80">select ==&gt; title strings</text:p>
              </text:list-item>
              <text:list-item>
                <text:p text:style-name="P80">C – c &gt; M – Tab &gt; C – v (C/P)</text:p>
              </text:list-item>
              <text:list-item>
                <text:p text:style-name="P80">M – Tab (to “to” box)</text:p>
              </text:list-item>
              <text:list-item>
                <text:p text:style-name="P80">“iwa” &gt; Tab (autofill)</text:p>
              </text:list-item>
              <text:list-item>
                <text:p text:style-name="P80">Tab &gt; C – Ret (send)</text:p>
              </text:list-item>
            </text:list>
          </table:table-cell>
        </table:table-row>
        <table:table-row>
          <table:table-cell table:style-name="表1.A2" office:value-type="string">
            <text:p text:style-name="P15"/>
          </table:table-cell>
        </table:table-row>
        <table:table-row>
          <table:table-cell table:style-name="表1.A2" office:value-type="string">
            <text:p text:style-name="P15"/>
          </table:table-cell>
        </table:table-row>
      </table:table>
      <text:p text:style-name="P14"/>
      <text:p text:style-name="P14"/>
      <table:table table:name="表3" table:style-name="表3">
        <table:table-column table:style-name="表3.A"/>
        <table:table-row>
          <table:table-cell table:style-name="表3.A1" office:value-type="string">
            <text:p text:style-name="P15">pushd C:\WORKS_2\WS\WS_Others.miscs <text:span text:style-name="T5">&amp;&amp; git add . &amp;&amp; git commit -m "(WS_Others.miscs : diary, personal) periodical updates" &amp;&amp; e &amp;&amp; git push origin master</text:span></text:p>
          </table:table-cell>
        </table:table-row>
        <table:table-row>
          <table:table-cell table:style-name="表3.A2" office:value-type="string">
            <text:p text:style-name="P15"/>
          </table:table-cell>
        </table:table-row>
      </table:table>
      <text:p text:style-name="P14"/>
      <text:p text:style-name="P13"><text:soft-page-break/><text:span text:style-name="T2">=================== </text:span><text:span text:style-name="T1"> </text:span><text:span text:style-name="T2">EOF</text:span><text:span text:style-name="T1">  </text:span><text:span text:style-name="T2">===================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23:18:40.51</meta:creation-date>
    <dc:date>2020-07-09T12:52:05.18</dc:date>
    <dc:creator>iwabuchi ken</dc:creator>
    <meta:editing-duration>P2DT4H34M28S</meta:editing-duration>
    <meta:editing-cycles>260</meta:editing-cycles>
    <meta:generator>OpenOffice/4.1.3$Win32 OpenOffice.org_project/413m1$Build-9783</meta:generator>
    <meta:document-statistic meta:table-count="7" meta:image-count="0" meta:object-count="0" meta:page-count="25" meta:paragraph-count="528" meta:word-count="8790" meta:character-count="13875"/>
  </office:meta>
</office:document-meta>
</file>